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_col-Sheet1" style:family="table-column">
      <style:table-column-properties fo:break-before="auto" style:column-width="1.25in"/>
    </style:style>
    <style:style style:name="_row-Sheet1" style:family="table-row">
      <style:table-row-properties style:row-height="0.17708333333333331in" fo:break-before="auto"/>
    </style:style>
    <style:style style:name="1,1cel-Sheet1" style:family="table-cell" style:parent-style-name="Default">
      <style:paragraph-properties fo:text-align="center"/>
      <style:text-properties fo:color="#808080" fo:font-weight="bold"/>
    </style:style>
    <style:style style:name="1,2cel-Sheet1" style:family="table-cell" style:parent-style-name="Default">
      <style:paragraph-properties fo:text-align="center"/>
      <style:text-properties fo:font-weight="bold"/>
    </style:style>
    <number:date-style style:name="N2,1cel-Sheet1">
      <number:month/>
      <number:text>/</number:text>
      <number:day/>
      <number:text>/</number:text>
      <number:year number:style="long"/>
      <number:text> </number:text>
      <number:hours/>
      <number:text>:</number:text>
      <number:minutes number:style="long"/>
      <number:text>:</number:text>
      <number:seconds number:style="long"/>
    </number:date-style>
    <style:style style:name="2,1cel-Sheet1" style:family="table-cell" style:parent-style-name="Default" style:data-style-name="N2,1cel-Sheet1">
      <style:table-cell-properties fo:background-color="#EEEEEE"/>
      <style:text-properties fo:color="#808080"/>
    </style:style>
    <style:style style:name="2,2cel-Sheet1" style:family="table-cell" style:parent-style-name="Default">
      <style:table-cell-properties fo:background-color="#EEEEEE"/>
    </style:style>
    <number:date-style style:name="N3,1cel-Sheet1">
      <number:month/>
      <number:text>/</number:text>
      <number:day/>
      <number:text>/</number:text>
      <number:year number:style="long"/>
      <number:text> </number:text>
      <number:hours/>
      <number:text>:</number:text>
      <number:minutes number:style="long"/>
      <number:text>:</number:text>
      <number:seconds number:style="long"/>
    </number:date-style>
    <style:style style:name="3,1cel-Sheet1" style:family="table-cell" style:parent-style-name="Default" style:data-style-name="N3,1cel-Sheet1">
      <style:table-cell-properties fo:background-color="#EEEEEE"/>
      <style:text-properties fo:color="#808080"/>
    </style:style>
    <number:date-style style:name="N4,1cel-Sheet1">
      <number:month/>
      <number:text>/</number:text>
      <number:day/>
      <number:text>/</number:text>
      <number:year number:style="long"/>
      <number:text> </number:text>
      <number:hours/>
      <number:text>:</number:text>
      <number:minutes number:style="long"/>
      <number:text>:</number:text>
      <number:seconds number:style="long"/>
    </number:date-style>
    <style:style style:name="4,1cel-Sheet1" style:family="table-cell" style:parent-style-name="Default" style:data-style-name="N4,1cel-Sheet1">
      <style:table-cell-properties fo:background-color="#EEEEEE"/>
      <style:text-properties fo:color="#808080"/>
    </style:style>
    <number:date-style style:name="N5,1cel-Sheet1">
      <number:month/>
      <number:text>/</number:text>
      <number:day/>
      <number:text>/</number:text>
      <number:year number:style="long"/>
      <number:text> </number:text>
      <number:hours/>
      <number:text>:</number:text>
      <number:minutes number:style="long"/>
      <number:text>:</number:text>
      <number:seconds number:style="long"/>
    </number:date-style>
    <style:style style:name="5,1cel-Sheet1" style:family="table-cell" style:parent-style-name="Default" style:data-style-name="N5,1cel-Sheet1">
      <style:table-cell-properties fo:background-color="#EEEEEE"/>
      <style:text-properties fo:color="#808080"/>
    </style:style>
    <number:date-style style:name="N6,1cel-Sheet1">
      <number:month/>
      <number:text>/</number:text>
      <number:day/>
      <number:text>/</number:text>
      <number:year number:style="long"/>
      <number:text> </number:text>
      <number:hours/>
      <number:text>:</number:text>
      <number:minutes number:style="long"/>
      <number:text>:</number:text>
      <number:seconds number:style="long"/>
    </number:date-style>
    <style:style style:name="6,1cel-Sheet1" style:family="table-cell" style:parent-style-name="Default" style:data-style-name="N6,1cel-Sheet1">
      <style:table-cell-properties fo:background-color="#EEEEEE"/>
      <style:text-properties fo:color="#808080"/>
    </style:style>
    <number:date-style style:name="N7,1cel-Sheet1">
      <number:month/>
      <number:text>/</number:text>
      <number:day/>
      <number:text>/</number:text>
      <number:year number:style="long"/>
      <number:text> </number:text>
      <number:hours/>
      <number:text>:</number:text>
      <number:minutes number:style="long"/>
      <number:text>:</number:text>
      <number:seconds number:style="long"/>
    </number:date-style>
    <style:style style:name="7,1cel-Sheet1" style:family="table-cell" style:parent-style-name="Default" style:data-style-name="N7,1cel-Sheet1">
      <style:table-cell-properties fo:background-color="#EEEEEE"/>
      <style:text-properties fo:color="#808080"/>
    </style:style>
    <number:date-style style:name="N8,1cel-Sheet1">
      <number:month/>
      <number:text>/</number:text>
      <number:day/>
      <number:text>/</number:text>
      <number:year number:style="long"/>
      <number:text> </number:text>
      <number:hours/>
      <number:text>:</number:text>
      <number:minutes number:style="long"/>
      <number:text>:</number:text>
      <number:seconds number:style="long"/>
    </number:date-style>
    <style:style style:name="8,1cel-Sheet1" style:family="table-cell" style:parent-style-name="Default" style:data-style-name="N8,1cel-Sheet1">
      <style:table-cell-properties fo:background-color="#EEEEEE"/>
      <style:text-properties fo:color="#808080"/>
    </style:style>
    <number:date-style style:name="N9,1cel-Sheet1">
      <number:month/>
      <number:text>/</number:text>
      <number:day/>
      <number:text>/</number:text>
      <number:year number:style="long"/>
      <number:text> </number:text>
      <number:hours/>
      <number:text>:</number:text>
      <number:minutes number:style="long"/>
      <number:text>:</number:text>
      <number:seconds number:style="long"/>
    </number:date-style>
    <style:style style:name="9,1cel-Sheet1" style:family="table-cell" style:parent-style-name="Default" style:data-style-name="N9,1cel-Sheet1">
      <style:table-cell-properties fo:background-color="#EEEEEE"/>
      <style:text-properties fo:color="#808080"/>
    </style:style>
    <number:date-style style:name="N10,1cel-Sheet1">
      <number:month/>
      <number:text>/</number:text>
      <number:day/>
      <number:text>/</number:text>
      <number:year number:style="long"/>
      <number:text> </number:text>
      <number:hours/>
      <number:text>:</number:text>
      <number:minutes number:style="long"/>
      <number:text>:</number:text>
      <number:seconds number:style="long"/>
    </number:date-style>
    <style:style style:name="10,1cel-Sheet1" style:family="table-cell" style:parent-style-name="Default" style:data-style-name="N10,1cel-Sheet1">
      <style:table-cell-properties fo:background-color="#EEEEEE"/>
      <style:text-properties fo:color="#808080"/>
    </style:style>
    <number:date-style style:name="N11,1cel-Sheet1">
      <number:month/>
      <number:text>/</number:text>
      <number:day/>
      <number:text>/</number:text>
      <number:year number:style="long"/>
      <number:text> </number:text>
      <number:hours/>
      <number:text>:</number:text>
      <number:minutes number:style="long"/>
      <number:text>:</number:text>
      <number:seconds number:style="long"/>
    </number:date-style>
    <style:style style:name="11,1cel-Sheet1" style:family="table-cell" style:parent-style-name="Default" style:data-style-name="N11,1cel-Sheet1">
      <style:table-cell-properties fo:background-color="#EEEEEE"/>
      <style:text-properties fo:color="#808080"/>
    </style:style>
    <number:date-style style:name="N12,1cel-Sheet1">
      <number:month/>
      <number:text>/</number:text>
      <number:day/>
      <number:text>/</number:text>
      <number:year number:style="long"/>
      <number:text> </number:text>
      <number:hours/>
      <number:text>:</number:text>
      <number:minutes number:style="long"/>
      <number:text>:</number:text>
      <number:seconds number:style="long"/>
    </number:date-style>
    <style:style style:name="12,1cel-Sheet1" style:family="table-cell" style:parent-style-name="Default" style:data-style-name="N12,1cel-Sheet1">
      <style:table-cell-properties fo:background-color="#EEEEEE"/>
      <style:text-properties fo:color="#808080"/>
    </style:style>
    <number:date-style style:name="N13,1cel-Sheet1">
      <number:month/>
      <number:text>/</number:text>
      <number:day/>
      <number:text>/</number:text>
      <number:year number:style="long"/>
      <number:text> </number:text>
      <number:hours/>
      <number:text>:</number:text>
      <number:minutes number:style="long"/>
      <number:text>:</number:text>
      <number:seconds number:style="long"/>
    </number:date-style>
    <style:style style:name="13,1cel-Sheet1" style:family="table-cell" style:parent-style-name="Default" style:data-style-name="N13,1cel-Sheet1">
      <style:table-cell-properties fo:background-color="#EEEEEE"/>
      <style:text-properties fo:color="#808080"/>
    </style:style>
    <number:date-style style:name="N14,1cel-Sheet1">
      <number:month/>
      <number:text>/</number:text>
      <number:day/>
      <number:text>/</number:text>
      <number:year number:style="long"/>
      <number:text> </number:text>
      <number:hours/>
      <number:text>:</number:text>
      <number:minutes number:style="long"/>
      <number:text>:</number:text>
      <number:seconds number:style="long"/>
    </number:date-style>
    <style:style style:name="14,1cel-Sheet1" style:family="table-cell" style:parent-style-name="Default" style:data-style-name="N14,1cel-Sheet1">
      <style:table-cell-properties fo:background-color="#EEEEEE"/>
      <style:text-properties fo:color="#808080"/>
    </style:style>
    <number:date-style style:name="N15,1cel-Sheet1">
      <number:month/>
      <number:text>/</number:text>
      <number:day/>
      <number:text>/</number:text>
      <number:year number:style="long"/>
      <number:text> </number:text>
      <number:hours/>
      <number:text>:</number:text>
      <number:minutes number:style="long"/>
      <number:text>:</number:text>
      <number:seconds number:style="long"/>
    </number:date-style>
    <style:style style:name="15,1cel-Sheet1" style:family="table-cell" style:parent-style-name="Default" style:data-style-name="N15,1cel-Sheet1">
      <style:table-cell-properties fo:background-color="#EEEEEE"/>
      <style:text-properties fo:color="#808080"/>
    </style:style>
    <number:date-style style:name="N16,1cel-Sheet1">
      <number:month/>
      <number:text>/</number:text>
      <number:day/>
      <number:text>/</number:text>
      <number:year number:style="long"/>
      <number:text> </number:text>
      <number:hours/>
      <number:text>:</number:text>
      <number:minutes number:style="long"/>
      <number:text>:</number:text>
      <number:seconds number:style="long"/>
    </number:date-style>
    <style:style style:name="16,1cel-Sheet1" style:family="table-cell" style:parent-style-name="Default" style:data-style-name="N16,1cel-Sheet1">
      <style:table-cell-properties fo:background-color="#EEEEEE"/>
      <style:text-properties fo:color="#808080"/>
    </style:style>
    <style:style style:name="_col-Correctness" style:family="table-column">
      <style:table-column-properties fo:break-before="auto" style:column-width="1.25in"/>
    </style:style>
    <style:style style:name="_row-Correctness" style:family="table-row">
      <style:table-row-properties style:row-height="0.17708333333333331in" fo:break-before="auto"/>
    </style:style>
    <style:style style:name="12col-Correctness" style:family="table-column">
      <style:table-column-properties fo:break-before="auto" style:column-width="3.114583333333333in"/>
    </style:style>
    <number:number-style style:name="N1,2cel-Correctness" style:volatile="true">
      <number:number number:min-integer-digits="1" number:decimal-places="0"/>
    </number:number-style>
    <style:style style:name="1,2cel-Correctness" style:family="table-cell" style:parent-style-name="Default" style:data-style-name="N1,2cel-Correctness"/>
    <number:number-style style:name="N1,3cel-Correctness" style:volatile="true">
      <number:number number:min-integer-digits="1" number:decimal-places="0"/>
    </number:number-style>
    <style:style style:name="1,3cel-Correctness" style:family="table-cell" style:parent-style-name="Default" style:data-style-name="N1,3cel-Correctness"/>
    <number:number-style style:name="N1,4cel-Correctness" style:volatile="true">
      <number:number number:min-integer-digits="1" number:decimal-places="0"/>
    </number:number-style>
    <style:style style:name="1,4cel-Correctness" style:family="table-cell" style:parent-style-name="Default" style:data-style-name="N1,4cel-Correctness"/>
    <number:number-style style:name="N1,5cel-Correctness" style:volatile="true">
      <number:number number:min-integer-digits="1" number:decimal-places="0"/>
    </number:number-style>
    <style:style style:name="1,5cel-Correctness" style:family="table-cell" style:parent-style-name="Default" style:data-style-name="N1,5cel-Correctness"/>
    <number:number-style style:name="N1,6cel-Correctness" style:volatile="true">
      <number:number number:min-integer-digits="1" number:decimal-places="0"/>
    </number:number-style>
    <style:style style:name="1,6cel-Correctness" style:family="table-cell" style:parent-style-name="Default" style:data-style-name="N1,6cel-Correctness"/>
    <number:number-style style:name="N1,7cel-Correctness" style:volatile="true">
      <number:number number:min-integer-digits="1" number:decimal-places="0"/>
    </number:number-style>
    <style:style style:name="1,7cel-Correctness" style:family="table-cell" style:parent-style-name="Default" style:data-style-name="N1,7cel-Correctness"/>
    <number:number-style style:name="N1,8cel-Correctness" style:volatile="true">
      <number:number number:min-integer-digits="1" number:decimal-places="0"/>
    </number:number-style>
    <style:style style:name="1,8cel-Correctness" style:family="table-cell" style:parent-style-name="Default" style:data-style-name="N1,8cel-Correctness"/>
    <number:number-style style:name="N1,9cel-Correctness" style:volatile="true">
      <number:number number:min-integer-digits="1" number:decimal-places="0"/>
    </number:number-style>
    <style:style style:name="1,9cel-Correctness" style:family="table-cell" style:parent-style-name="Default" style:data-style-name="N1,9cel-Correctness"/>
    <number:number-style style:name="N1,10cel-Correctness" style:volatile="true">
      <number:number number:min-integer-digits="1" number:decimal-places="0"/>
    </number:number-style>
    <style:style style:name="1,10cel-Correctness" style:family="table-cell" style:parent-style-name="Default" style:data-style-name="N1,10cel-Correctness"/>
    <number:number-style style:name="N1,11cel-Correctness" style:volatile="true">
      <number:number number:min-integer-digits="1" number:decimal-places="0"/>
    </number:number-style>
    <style:style style:name="1,11cel-Correctness" style:family="table-cell" style:parent-style-name="Default" style:data-style-name="N1,11cel-Correctness"/>
    <number:number-style style:name="N2,2cel-Correctness" style:volatile="true">
      <number:number number:min-integer-digits="1" number:decimal-places="0"/>
    </number:number-style>
    <style:style style:name="2,2cel-Correctness" style:family="table-cell" style:parent-style-name="Default" style:data-style-name="N2,2cel-Correctness"/>
    <number:number-style style:name="N2,3cel-Correctness" style:volatile="true">
      <number:number number:min-integer-digits="1" number:decimal-places="0"/>
    </number:number-style>
    <style:style style:name="2,3cel-Correctness" style:family="table-cell" style:parent-style-name="Default" style:data-style-name="N2,3cel-Correctness"/>
    <number:number-style style:name="N2,4cel-Correctness" style:volatile="true">
      <number:number number:min-integer-digits="1" number:decimal-places="0"/>
    </number:number-style>
    <style:style style:name="2,4cel-Correctness" style:family="table-cell" style:parent-style-name="Default" style:data-style-name="N2,4cel-Correctness"/>
    <number:number-style style:name="N2,5cel-Correctness" style:volatile="true">
      <number:number number:min-integer-digits="1" number:decimal-places="0"/>
    </number:number-style>
    <style:style style:name="2,5cel-Correctness" style:family="table-cell" style:parent-style-name="Default" style:data-style-name="N2,5cel-Correctness"/>
    <number:number-style style:name="N2,6cel-Correctness" style:volatile="true">
      <number:number number:min-integer-digits="1" number:decimal-places="0"/>
    </number:number-style>
    <style:style style:name="2,6cel-Correctness" style:family="table-cell" style:parent-style-name="Default" style:data-style-name="N2,6cel-Correctness"/>
    <number:number-style style:name="N2,7cel-Correctness" style:volatile="true">
      <number:number number:min-integer-digits="1" number:decimal-places="0"/>
    </number:number-style>
    <style:style style:name="2,7cel-Correctness" style:family="table-cell" style:parent-style-name="Default" style:data-style-name="N2,7cel-Correctness"/>
    <number:number-style style:name="N2,8cel-Correctness" style:volatile="true">
      <number:number number:min-integer-digits="1" number:decimal-places="0"/>
    </number:number-style>
    <style:style style:name="2,8cel-Correctness" style:family="table-cell" style:parent-style-name="Default" style:data-style-name="N2,8cel-Correctness"/>
    <number:number-style style:name="N2,9cel-Correctness" style:volatile="true">
      <number:number number:min-integer-digits="1" number:decimal-places="0"/>
    </number:number-style>
    <style:style style:name="2,9cel-Correctness" style:family="table-cell" style:parent-style-name="Default" style:data-style-name="N2,9cel-Correctness"/>
    <number:number-style style:name="N2,10cel-Correctness" style:volatile="true">
      <number:number number:min-integer-digits="1" number:decimal-places="0"/>
    </number:number-style>
    <style:style style:name="2,10cel-Correctness" style:family="table-cell" style:parent-style-name="Default" style:data-style-name="N2,10cel-Correctness"/>
    <number:number-style style:name="N2,11cel-Correctness" style:volatile="true">
      <number:number number:min-integer-digits="1" number:decimal-places="0"/>
    </number:number-style>
    <style:style style:name="2,11cel-Correctness" style:family="table-cell" style:parent-style-name="Default" style:data-style-name="N2,11cel-Correctness"/>
    <number:number-style style:name="N3,2cel-Correctness" style:volatile="true">
      <number:number number:min-integer-digits="1" number:decimal-places="0"/>
    </number:number-style>
    <style:style style:name="3,2cel-Correctness" style:family="table-cell" style:parent-style-name="Default" style:data-style-name="N3,2cel-Correctness"/>
    <number:number-style style:name="N3,3cel-Correctness" style:volatile="true">
      <number:number number:min-integer-digits="1" number:decimal-places="0"/>
    </number:number-style>
    <style:style style:name="3,3cel-Correctness" style:family="table-cell" style:parent-style-name="Default" style:data-style-name="N3,3cel-Correctness"/>
    <number:number-style style:name="N3,4cel-Correctness" style:volatile="true">
      <number:number number:min-integer-digits="1" number:decimal-places="0"/>
    </number:number-style>
    <style:style style:name="3,4cel-Correctness" style:family="table-cell" style:parent-style-name="Default" style:data-style-name="N3,4cel-Correctness"/>
    <number:number-style style:name="N3,5cel-Correctness" style:volatile="true">
      <number:number number:min-integer-digits="1" number:decimal-places="0"/>
    </number:number-style>
    <style:style style:name="3,5cel-Correctness" style:family="table-cell" style:parent-style-name="Default" style:data-style-name="N3,5cel-Correctness"/>
    <number:number-style style:name="N3,6cel-Correctness" style:volatile="true">
      <number:number number:min-integer-digits="1" number:decimal-places="0"/>
    </number:number-style>
    <style:style style:name="3,6cel-Correctness" style:family="table-cell" style:parent-style-name="Default" style:data-style-name="N3,6cel-Correctness"/>
    <number:number-style style:name="N3,7cel-Correctness" style:volatile="true">
      <number:number number:min-integer-digits="1" number:decimal-places="0"/>
    </number:number-style>
    <style:style style:name="3,7cel-Correctness" style:family="table-cell" style:parent-style-name="Default" style:data-style-name="N3,7cel-Correctness"/>
    <number:number-style style:name="N3,8cel-Correctness" style:volatile="true">
      <number:number number:min-integer-digits="1" number:decimal-places="0"/>
    </number:number-style>
    <style:style style:name="3,8cel-Correctness" style:family="table-cell" style:parent-style-name="Default" style:data-style-name="N3,8cel-Correctness"/>
    <number:number-style style:name="N3,9cel-Correctness" style:volatile="true">
      <number:number number:min-integer-digits="1" number:decimal-places="0"/>
    </number:number-style>
    <style:style style:name="3,9cel-Correctness" style:family="table-cell" style:parent-style-name="Default" style:data-style-name="N3,9cel-Correctness"/>
    <number:number-style style:name="N3,10cel-Correctness" style:volatile="true">
      <number:number number:min-integer-digits="1" number:decimal-places="0"/>
    </number:number-style>
    <style:style style:name="3,10cel-Correctness" style:family="table-cell" style:parent-style-name="Default" style:data-style-name="N3,10cel-Correctness"/>
    <number:number-style style:name="N3,11cel-Correctness" style:volatile="true">
      <number:number number:min-integer-digits="1" number:decimal-places="0"/>
    </number:number-style>
    <style:style style:name="3,11cel-Correctness" style:family="table-cell" style:parent-style-name="Default" style:data-style-name="N3,11cel-Correctness"/>
    <number:number-style style:name="N4,2cel-Correctness" style:volatile="true">
      <number:number number:min-integer-digits="1" number:decimal-places="0"/>
    </number:number-style>
    <style:style style:name="4,2cel-Correctness" style:family="table-cell" style:parent-style-name="Default" style:data-style-name="N4,2cel-Correctness"/>
    <number:number-style style:name="N4,3cel-Correctness" style:volatile="true">
      <number:number number:min-integer-digits="1" number:decimal-places="0"/>
    </number:number-style>
    <style:style style:name="4,3cel-Correctness" style:family="table-cell" style:parent-style-name="Default" style:data-style-name="N4,3cel-Correctness"/>
    <number:number-style style:name="N4,4cel-Correctness" style:volatile="true">
      <number:number number:min-integer-digits="1" number:decimal-places="0"/>
    </number:number-style>
    <style:style style:name="4,4cel-Correctness" style:family="table-cell" style:parent-style-name="Default" style:data-style-name="N4,4cel-Correctness"/>
    <number:number-style style:name="N4,5cel-Correctness" style:volatile="true">
      <number:number number:min-integer-digits="1" number:decimal-places="0"/>
    </number:number-style>
    <style:style style:name="4,5cel-Correctness" style:family="table-cell" style:parent-style-name="Default" style:data-style-name="N4,5cel-Correctness"/>
    <number:number-style style:name="N4,6cel-Correctness" style:volatile="true">
      <number:number number:min-integer-digits="1" number:decimal-places="0"/>
    </number:number-style>
    <style:style style:name="4,6cel-Correctness" style:family="table-cell" style:parent-style-name="Default" style:data-style-name="N4,6cel-Correctness"/>
    <number:number-style style:name="N4,7cel-Correctness" style:volatile="true">
      <number:number number:min-integer-digits="1" number:decimal-places="0"/>
    </number:number-style>
    <style:style style:name="4,7cel-Correctness" style:family="table-cell" style:parent-style-name="Default" style:data-style-name="N4,7cel-Correctness"/>
    <number:number-style style:name="N4,8cel-Correctness" style:volatile="true">
      <number:number number:min-integer-digits="1" number:decimal-places="0"/>
    </number:number-style>
    <style:style style:name="4,8cel-Correctness" style:family="table-cell" style:parent-style-name="Default" style:data-style-name="N4,8cel-Correctness"/>
    <number:number-style style:name="N4,9cel-Correctness" style:volatile="true">
      <number:number number:min-integer-digits="1" number:decimal-places="0"/>
    </number:number-style>
    <style:style style:name="4,9cel-Correctness" style:family="table-cell" style:parent-style-name="Default" style:data-style-name="N4,9cel-Correctness"/>
    <number:number-style style:name="N4,10cel-Correctness" style:volatile="true">
      <number:number number:min-integer-digits="1" number:decimal-places="0"/>
    </number:number-style>
    <style:style style:name="4,10cel-Correctness" style:family="table-cell" style:parent-style-name="Default" style:data-style-name="N4,10cel-Correctness"/>
    <number:number-style style:name="N4,11cel-Correctness" style:volatile="true">
      <number:number number:min-integer-digits="1" number:decimal-places="0"/>
    </number:number-style>
    <style:style style:name="4,11cel-Correctness" style:family="table-cell" style:parent-style-name="Default" style:data-style-name="N4,11cel-Correctness"/>
    <number:number-style style:name="N5,2cel-Correctness" style:volatile="true">
      <number:number number:min-integer-digits="1" number:decimal-places="0"/>
    </number:number-style>
    <style:style style:name="5,2cel-Correctness" style:family="table-cell" style:parent-style-name="Default" style:data-style-name="N5,2cel-Correctness"/>
    <number:number-style style:name="N5,3cel-Correctness" style:volatile="true">
      <number:number number:min-integer-digits="1" number:decimal-places="0"/>
    </number:number-style>
    <style:style style:name="5,3cel-Correctness" style:family="table-cell" style:parent-style-name="Default" style:data-style-name="N5,3cel-Correctness"/>
    <number:number-style style:name="N5,4cel-Correctness" style:volatile="true">
      <number:number number:min-integer-digits="1" number:decimal-places="0"/>
    </number:number-style>
    <style:style style:name="5,4cel-Correctness" style:family="table-cell" style:parent-style-name="Default" style:data-style-name="N5,4cel-Correctness"/>
    <number:number-style style:name="N5,5cel-Correctness" style:volatile="true">
      <number:number number:min-integer-digits="1" number:decimal-places="0"/>
    </number:number-style>
    <style:style style:name="5,5cel-Correctness" style:family="table-cell" style:parent-style-name="Default" style:data-style-name="N5,5cel-Correctness"/>
    <number:number-style style:name="N5,6cel-Correctness" style:volatile="true">
      <number:number number:min-integer-digits="1" number:decimal-places="0"/>
    </number:number-style>
    <style:style style:name="5,6cel-Correctness" style:family="table-cell" style:parent-style-name="Default" style:data-style-name="N5,6cel-Correctness"/>
    <number:number-style style:name="N5,7cel-Correctness" style:volatile="true">
      <number:number number:min-integer-digits="1" number:decimal-places="0"/>
    </number:number-style>
    <style:style style:name="5,7cel-Correctness" style:family="table-cell" style:parent-style-name="Default" style:data-style-name="N5,7cel-Correctness"/>
    <number:number-style style:name="N5,8cel-Correctness" style:volatile="true">
      <number:number number:min-integer-digits="1" number:decimal-places="0"/>
    </number:number-style>
    <style:style style:name="5,8cel-Correctness" style:family="table-cell" style:parent-style-name="Default" style:data-style-name="N5,8cel-Correctness"/>
    <number:number-style style:name="N5,9cel-Correctness" style:volatile="true">
      <number:number number:min-integer-digits="1" number:decimal-places="0"/>
    </number:number-style>
    <style:style style:name="5,9cel-Correctness" style:family="table-cell" style:parent-style-name="Default" style:data-style-name="N5,9cel-Correctness"/>
    <number:number-style style:name="N5,10cel-Correctness" style:volatile="true">
      <number:number number:min-integer-digits="1" number:decimal-places="0"/>
    </number:number-style>
    <style:style style:name="5,10cel-Correctness" style:family="table-cell" style:parent-style-name="Default" style:data-style-name="N5,10cel-Correctness"/>
    <number:number-style style:name="N5,11cel-Correctness" style:volatile="true">
      <number:number number:min-integer-digits="1" number:decimal-places="0"/>
    </number:number-style>
    <style:style style:name="5,11cel-Correctness" style:family="table-cell" style:parent-style-name="Default" style:data-style-name="N5,11cel-Correctness"/>
    <number:number-style style:name="N6,2cel-Correctness" style:volatile="true">
      <number:number number:min-integer-digits="1" number:decimal-places="0"/>
    </number:number-style>
    <style:style style:name="6,2cel-Correctness" style:family="table-cell" style:parent-style-name="Default" style:data-style-name="N6,2cel-Correctness"/>
    <number:number-style style:name="N6,3cel-Correctness" style:volatile="true">
      <number:number number:min-integer-digits="1" number:decimal-places="0"/>
    </number:number-style>
    <style:style style:name="6,3cel-Correctness" style:family="table-cell" style:parent-style-name="Default" style:data-style-name="N6,3cel-Correctness"/>
    <number:number-style style:name="N6,4cel-Correctness" style:volatile="true">
      <number:number number:min-integer-digits="1" number:decimal-places="0"/>
    </number:number-style>
    <style:style style:name="6,4cel-Correctness" style:family="table-cell" style:parent-style-name="Default" style:data-style-name="N6,4cel-Correctness"/>
    <number:number-style style:name="N6,5cel-Correctness" style:volatile="true">
      <number:number number:min-integer-digits="1" number:decimal-places="0"/>
    </number:number-style>
    <style:style style:name="6,5cel-Correctness" style:family="table-cell" style:parent-style-name="Default" style:data-style-name="N6,5cel-Correctness"/>
    <number:number-style style:name="N6,6cel-Correctness" style:volatile="true">
      <number:number number:min-integer-digits="1" number:decimal-places="0"/>
    </number:number-style>
    <style:style style:name="6,6cel-Correctness" style:family="table-cell" style:parent-style-name="Default" style:data-style-name="N6,6cel-Correctness"/>
    <number:number-style style:name="N6,7cel-Correctness" style:volatile="true">
      <number:number number:min-integer-digits="1" number:decimal-places="0"/>
    </number:number-style>
    <style:style style:name="6,7cel-Correctness" style:family="table-cell" style:parent-style-name="Default" style:data-style-name="N6,7cel-Correctness"/>
    <number:number-style style:name="N6,8cel-Correctness" style:volatile="true">
      <number:number number:min-integer-digits="1" number:decimal-places="0"/>
    </number:number-style>
    <style:style style:name="6,8cel-Correctness" style:family="table-cell" style:parent-style-name="Default" style:data-style-name="N6,8cel-Correctness"/>
    <number:number-style style:name="N6,9cel-Correctness" style:volatile="true">
      <number:number number:min-integer-digits="1" number:decimal-places="0"/>
    </number:number-style>
    <style:style style:name="6,9cel-Correctness" style:family="table-cell" style:parent-style-name="Default" style:data-style-name="N6,9cel-Correctness"/>
    <number:number-style style:name="N6,10cel-Correctness" style:volatile="true">
      <number:number number:min-integer-digits="1" number:decimal-places="0"/>
    </number:number-style>
    <style:style style:name="6,10cel-Correctness" style:family="table-cell" style:parent-style-name="Default" style:data-style-name="N6,10cel-Correctness"/>
    <number:number-style style:name="N6,11cel-Correctness" style:volatile="true">
      <number:number number:min-integer-digits="1" number:decimal-places="0"/>
    </number:number-style>
    <style:style style:name="6,11cel-Correctness" style:family="table-cell" style:parent-style-name="Default" style:data-style-name="N6,11cel-Correctness"/>
    <number:number-style style:name="N7,2cel-Correctness" style:volatile="true">
      <number:number number:min-integer-digits="1" number:decimal-places="0"/>
    </number:number-style>
    <style:style style:name="7,2cel-Correctness" style:family="table-cell" style:parent-style-name="Default" style:data-style-name="N7,2cel-Correctness"/>
    <number:number-style style:name="N7,3cel-Correctness" style:volatile="true">
      <number:number number:min-integer-digits="1" number:decimal-places="0"/>
    </number:number-style>
    <style:style style:name="7,3cel-Correctness" style:family="table-cell" style:parent-style-name="Default" style:data-style-name="N7,3cel-Correctness"/>
    <number:number-style style:name="N7,4cel-Correctness" style:volatile="true">
      <number:number number:min-integer-digits="1" number:decimal-places="0"/>
    </number:number-style>
    <style:style style:name="7,4cel-Correctness" style:family="table-cell" style:parent-style-name="Default" style:data-style-name="N7,4cel-Correctness"/>
    <number:number-style style:name="N7,5cel-Correctness" style:volatile="true">
      <number:number number:min-integer-digits="1" number:decimal-places="0"/>
    </number:number-style>
    <style:style style:name="7,5cel-Correctness" style:family="table-cell" style:parent-style-name="Default" style:data-style-name="N7,5cel-Correctness"/>
    <number:number-style style:name="N7,6cel-Correctness" style:volatile="true">
      <number:number number:min-integer-digits="1" number:decimal-places="0"/>
    </number:number-style>
    <style:style style:name="7,6cel-Correctness" style:family="table-cell" style:parent-style-name="Default" style:data-style-name="N7,6cel-Correctness"/>
    <number:number-style style:name="N7,7cel-Correctness" style:volatile="true">
      <number:number number:min-integer-digits="1" number:decimal-places="0"/>
    </number:number-style>
    <style:style style:name="7,7cel-Correctness" style:family="table-cell" style:parent-style-name="Default" style:data-style-name="N7,7cel-Correctness"/>
    <number:number-style style:name="N7,8cel-Correctness" style:volatile="true">
      <number:number number:min-integer-digits="1" number:decimal-places="0"/>
    </number:number-style>
    <style:style style:name="7,8cel-Correctness" style:family="table-cell" style:parent-style-name="Default" style:data-style-name="N7,8cel-Correctness"/>
    <number:number-style style:name="N7,9cel-Correctness" style:volatile="true">
      <number:number number:min-integer-digits="1" number:decimal-places="0"/>
    </number:number-style>
    <style:style style:name="7,9cel-Correctness" style:family="table-cell" style:parent-style-name="Default" style:data-style-name="N7,9cel-Correctness"/>
    <number:number-style style:name="N7,10cel-Correctness" style:volatile="true">
      <number:number number:min-integer-digits="1" number:decimal-places="0"/>
    </number:number-style>
    <style:style style:name="7,10cel-Correctness" style:family="table-cell" style:parent-style-name="Default" style:data-style-name="N7,10cel-Correctness"/>
    <number:number-style style:name="N7,11cel-Correctness" style:volatile="true">
      <number:number number:min-integer-digits="1" number:decimal-places="0"/>
    </number:number-style>
    <style:style style:name="7,11cel-Correctness" style:family="table-cell" style:parent-style-name="Default" style:data-style-name="N7,11cel-Correctness"/>
    <number:number-style style:name="N8,2cel-Correctness" style:volatile="true">
      <number:number number:min-integer-digits="1" number:decimal-places="0"/>
    </number:number-style>
    <style:style style:name="8,2cel-Correctness" style:family="table-cell" style:parent-style-name="Default" style:data-style-name="N8,2cel-Correctness"/>
    <number:number-style style:name="N8,3cel-Correctness" style:volatile="true">
      <number:number number:min-integer-digits="1" number:decimal-places="0"/>
    </number:number-style>
    <style:style style:name="8,3cel-Correctness" style:family="table-cell" style:parent-style-name="Default" style:data-style-name="N8,3cel-Correctness"/>
    <number:number-style style:name="N8,4cel-Correctness" style:volatile="true">
      <number:number number:min-integer-digits="1" number:decimal-places="0"/>
    </number:number-style>
    <style:style style:name="8,4cel-Correctness" style:family="table-cell" style:parent-style-name="Default" style:data-style-name="N8,4cel-Correctness"/>
    <number:number-style style:name="N8,5cel-Correctness" style:volatile="true">
      <number:number number:min-integer-digits="1" number:decimal-places="0"/>
    </number:number-style>
    <style:style style:name="8,5cel-Correctness" style:family="table-cell" style:parent-style-name="Default" style:data-style-name="N8,5cel-Correctness"/>
    <number:number-style style:name="N8,6cel-Correctness" style:volatile="true">
      <number:number number:min-integer-digits="1" number:decimal-places="0"/>
    </number:number-style>
    <style:style style:name="8,6cel-Correctness" style:family="table-cell" style:parent-style-name="Default" style:data-style-name="N8,6cel-Correctness"/>
    <number:number-style style:name="N8,7cel-Correctness" style:volatile="true">
      <number:number number:min-integer-digits="1" number:decimal-places="0"/>
    </number:number-style>
    <style:style style:name="8,7cel-Correctness" style:family="table-cell" style:parent-style-name="Default" style:data-style-name="N8,7cel-Correctness"/>
    <number:number-style style:name="N8,8cel-Correctness" style:volatile="true">
      <number:number number:min-integer-digits="1" number:decimal-places="0"/>
    </number:number-style>
    <style:style style:name="8,8cel-Correctness" style:family="table-cell" style:parent-style-name="Default" style:data-style-name="N8,8cel-Correctness"/>
    <number:number-style style:name="N8,9cel-Correctness" style:volatile="true">
      <number:number number:min-integer-digits="1" number:decimal-places="0"/>
    </number:number-style>
    <style:style style:name="8,9cel-Correctness" style:family="table-cell" style:parent-style-name="Default" style:data-style-name="N8,9cel-Correctness"/>
    <number:number-style style:name="N8,10cel-Correctness" style:volatile="true">
      <number:number number:min-integer-digits="1" number:decimal-places="0"/>
    </number:number-style>
    <style:style style:name="8,10cel-Correctness" style:family="table-cell" style:parent-style-name="Default" style:data-style-name="N8,10cel-Correctness"/>
    <number:number-style style:name="N8,11cel-Correctness" style:volatile="true">
      <number:number number:min-integer-digits="1" number:decimal-places="0"/>
    </number:number-style>
    <style:style style:name="8,11cel-Correctness" style:family="table-cell" style:parent-style-name="Default" style:data-style-name="N8,11cel-Correctness"/>
    <number:number-style style:name="N9,2cel-Correctness" style:volatile="true">
      <number:number number:min-integer-digits="1" number:decimal-places="0"/>
    </number:number-style>
    <style:style style:name="9,2cel-Correctness" style:family="table-cell" style:parent-style-name="Default" style:data-style-name="N9,2cel-Correctness"/>
    <number:number-style style:name="N9,3cel-Correctness" style:volatile="true">
      <number:number number:min-integer-digits="1" number:decimal-places="0"/>
    </number:number-style>
    <style:style style:name="9,3cel-Correctness" style:family="table-cell" style:parent-style-name="Default" style:data-style-name="N9,3cel-Correctness"/>
    <number:number-style style:name="N9,4cel-Correctness" style:volatile="true">
      <number:number number:min-integer-digits="1" number:decimal-places="0"/>
    </number:number-style>
    <style:style style:name="9,4cel-Correctness" style:family="table-cell" style:parent-style-name="Default" style:data-style-name="N9,4cel-Correctness"/>
    <number:number-style style:name="N9,5cel-Correctness" style:volatile="true">
      <number:number number:min-integer-digits="1" number:decimal-places="0"/>
    </number:number-style>
    <style:style style:name="9,5cel-Correctness" style:family="table-cell" style:parent-style-name="Default" style:data-style-name="N9,5cel-Correctness"/>
    <number:number-style style:name="N9,6cel-Correctness" style:volatile="true">
      <number:number number:min-integer-digits="1" number:decimal-places="0"/>
    </number:number-style>
    <style:style style:name="9,6cel-Correctness" style:family="table-cell" style:parent-style-name="Default" style:data-style-name="N9,6cel-Correctness"/>
    <number:number-style style:name="N9,7cel-Correctness" style:volatile="true">
      <number:number number:min-integer-digits="1" number:decimal-places="0"/>
    </number:number-style>
    <style:style style:name="9,7cel-Correctness" style:family="table-cell" style:parent-style-name="Default" style:data-style-name="N9,7cel-Correctness"/>
    <number:number-style style:name="N9,8cel-Correctness" style:volatile="true">
      <number:number number:min-integer-digits="1" number:decimal-places="0"/>
    </number:number-style>
    <style:style style:name="9,8cel-Correctness" style:family="table-cell" style:parent-style-name="Default" style:data-style-name="N9,8cel-Correctness"/>
    <number:number-style style:name="N9,9cel-Correctness" style:volatile="true">
      <number:number number:min-integer-digits="1" number:decimal-places="0"/>
    </number:number-style>
    <style:style style:name="9,9cel-Correctness" style:family="table-cell" style:parent-style-name="Default" style:data-style-name="N9,9cel-Correctness"/>
    <number:number-style style:name="N9,10cel-Correctness" style:volatile="true">
      <number:number number:min-integer-digits="1" number:decimal-places="0"/>
    </number:number-style>
    <style:style style:name="9,10cel-Correctness" style:family="table-cell" style:parent-style-name="Default" style:data-style-name="N9,10cel-Correctness"/>
    <number:number-style style:name="N9,11cel-Correctness" style:volatile="true">
      <number:number number:min-integer-digits="1" number:decimal-places="0"/>
    </number:number-style>
    <style:style style:name="9,11cel-Correctness" style:family="table-cell" style:parent-style-name="Default" style:data-style-name="N9,11cel-Correctness"/>
    <number:number-style style:name="N10,2cel-Correctness" style:volatile="true">
      <number:number number:min-integer-digits="1" number:decimal-places="0"/>
    </number:number-style>
    <style:style style:name="10,2cel-Correctness" style:family="table-cell" style:parent-style-name="Default" style:data-style-name="N10,2cel-Correctness"/>
    <number:number-style style:name="N10,3cel-Correctness" style:volatile="true">
      <number:number number:min-integer-digits="1" number:decimal-places="0"/>
    </number:number-style>
    <style:style style:name="10,3cel-Correctness" style:family="table-cell" style:parent-style-name="Default" style:data-style-name="N10,3cel-Correctness"/>
    <number:number-style style:name="N10,4cel-Correctness" style:volatile="true">
      <number:number number:min-integer-digits="1" number:decimal-places="0"/>
    </number:number-style>
    <style:style style:name="10,4cel-Correctness" style:family="table-cell" style:parent-style-name="Default" style:data-style-name="N10,4cel-Correctness"/>
    <number:number-style style:name="N10,5cel-Correctness" style:volatile="true">
      <number:number number:min-integer-digits="1" number:decimal-places="0"/>
    </number:number-style>
    <style:style style:name="10,5cel-Correctness" style:family="table-cell" style:parent-style-name="Default" style:data-style-name="N10,5cel-Correctness"/>
    <number:number-style style:name="N10,6cel-Correctness" style:volatile="true">
      <number:number number:min-integer-digits="1" number:decimal-places="0"/>
    </number:number-style>
    <style:style style:name="10,6cel-Correctness" style:family="table-cell" style:parent-style-name="Default" style:data-style-name="N10,6cel-Correctness"/>
    <number:number-style style:name="N10,7cel-Correctness" style:volatile="true">
      <number:number number:min-integer-digits="1" number:decimal-places="0"/>
    </number:number-style>
    <style:style style:name="10,7cel-Correctness" style:family="table-cell" style:parent-style-name="Default" style:data-style-name="N10,7cel-Correctness"/>
    <number:number-style style:name="N10,8cel-Correctness" style:volatile="true">
      <number:number number:min-integer-digits="1" number:decimal-places="0"/>
    </number:number-style>
    <style:style style:name="10,8cel-Correctness" style:family="table-cell" style:parent-style-name="Default" style:data-style-name="N10,8cel-Correctness"/>
    <number:number-style style:name="N10,9cel-Correctness" style:volatile="true">
      <number:number number:min-integer-digits="1" number:decimal-places="0"/>
    </number:number-style>
    <style:style style:name="10,9cel-Correctness" style:family="table-cell" style:parent-style-name="Default" style:data-style-name="N10,9cel-Correctness"/>
    <number:number-style style:name="N10,10cel-Correctness" style:volatile="true">
      <number:number number:min-integer-digits="1" number:decimal-places="0"/>
    </number:number-style>
    <style:style style:name="10,10cel-Correctness" style:family="table-cell" style:parent-style-name="Default" style:data-style-name="N10,10cel-Correctness"/>
    <number:number-style style:name="N10,11cel-Correctness" style:volatile="true">
      <number:number number:min-integer-digits="1" number:decimal-places="0"/>
    </number:number-style>
    <style:style style:name="10,11cel-Correctness" style:family="table-cell" style:parent-style-name="Default" style:data-style-name="N10,11cel-Correctness"/>
    <number:number-style style:name="N11,2cel-Correctness" style:volatile="true">
      <number:number number:min-integer-digits="1" number:decimal-places="0"/>
    </number:number-style>
    <style:style style:name="11,2cel-Correctness" style:family="table-cell" style:parent-style-name="Default" style:data-style-name="N11,2cel-Correctness"/>
    <number:number-style style:name="N11,3cel-Correctness" style:volatile="true">
      <number:number number:min-integer-digits="1" number:decimal-places="0"/>
    </number:number-style>
    <style:style style:name="11,3cel-Correctness" style:family="table-cell" style:parent-style-name="Default" style:data-style-name="N11,3cel-Correctness"/>
    <number:number-style style:name="N11,4cel-Correctness" style:volatile="true">
      <number:number number:min-integer-digits="1" number:decimal-places="0"/>
    </number:number-style>
    <style:style style:name="11,4cel-Correctness" style:family="table-cell" style:parent-style-name="Default" style:data-style-name="N11,4cel-Correctness"/>
    <number:number-style style:name="N11,5cel-Correctness" style:volatile="true">
      <number:number number:min-integer-digits="1" number:decimal-places="0"/>
    </number:number-style>
    <style:style style:name="11,5cel-Correctness" style:family="table-cell" style:parent-style-name="Default" style:data-style-name="N11,5cel-Correctness"/>
    <number:number-style style:name="N11,6cel-Correctness" style:volatile="true">
      <number:number number:min-integer-digits="1" number:decimal-places="0"/>
    </number:number-style>
    <style:style style:name="11,6cel-Correctness" style:family="table-cell" style:parent-style-name="Default" style:data-style-name="N11,6cel-Correctness"/>
    <number:number-style style:name="N11,7cel-Correctness" style:volatile="true">
      <number:number number:min-integer-digits="1" number:decimal-places="0"/>
    </number:number-style>
    <style:style style:name="11,7cel-Correctness" style:family="table-cell" style:parent-style-name="Default" style:data-style-name="N11,7cel-Correctness"/>
    <number:number-style style:name="N11,8cel-Correctness" style:volatile="true">
      <number:number number:min-integer-digits="1" number:decimal-places="0"/>
    </number:number-style>
    <style:style style:name="11,8cel-Correctness" style:family="table-cell" style:parent-style-name="Default" style:data-style-name="N11,8cel-Correctness"/>
    <number:number-style style:name="N11,9cel-Correctness" style:volatile="true">
      <number:number number:min-integer-digits="1" number:decimal-places="0"/>
    </number:number-style>
    <style:style style:name="11,9cel-Correctness" style:family="table-cell" style:parent-style-name="Default" style:data-style-name="N11,9cel-Correctness"/>
    <number:number-style style:name="N11,10cel-Correctness" style:volatile="true">
      <number:number number:min-integer-digits="1" number:decimal-places="0"/>
    </number:number-style>
    <style:style style:name="11,10cel-Correctness" style:family="table-cell" style:parent-style-name="Default" style:data-style-name="N11,10cel-Correctness"/>
    <number:number-style style:name="N11,11cel-Correctness" style:volatile="true">
      <number:number number:min-integer-digits="1" number:decimal-places="0"/>
    </number:number-style>
    <style:style style:name="11,11cel-Correctness" style:family="table-cell" style:parent-style-name="Default" style:data-style-name="N11,11cel-Correctness"/>
    <number:number-style style:name="N12,2cel-Correctness" style:volatile="true">
      <number:number number:min-integer-digits="1" number:decimal-places="0"/>
    </number:number-style>
    <style:style style:name="12,2cel-Correctness" style:family="table-cell" style:parent-style-name="Default" style:data-style-name="N12,2cel-Correctness"/>
    <number:number-style style:name="N12,3cel-Correctness" style:volatile="true">
      <number:number number:min-integer-digits="1" number:decimal-places="0"/>
    </number:number-style>
    <style:style style:name="12,3cel-Correctness" style:family="table-cell" style:parent-style-name="Default" style:data-style-name="N12,3cel-Correctness"/>
    <number:number-style style:name="N12,4cel-Correctness" style:volatile="true">
      <number:number number:min-integer-digits="1" number:decimal-places="0"/>
    </number:number-style>
    <style:style style:name="12,4cel-Correctness" style:family="table-cell" style:parent-style-name="Default" style:data-style-name="N12,4cel-Correctness"/>
    <number:number-style style:name="N12,5cel-Correctness" style:volatile="true">
      <number:number number:min-integer-digits="1" number:decimal-places="0"/>
    </number:number-style>
    <style:style style:name="12,5cel-Correctness" style:family="table-cell" style:parent-style-name="Default" style:data-style-name="N12,5cel-Correctness"/>
    <number:number-style style:name="N12,6cel-Correctness" style:volatile="true">
      <number:number number:min-integer-digits="1" number:decimal-places="0"/>
    </number:number-style>
    <style:style style:name="12,6cel-Correctness" style:family="table-cell" style:parent-style-name="Default" style:data-style-name="N12,6cel-Correctness"/>
    <number:number-style style:name="N12,7cel-Correctness" style:volatile="true">
      <number:number number:min-integer-digits="1" number:decimal-places="0"/>
    </number:number-style>
    <style:style style:name="12,7cel-Correctness" style:family="table-cell" style:parent-style-name="Default" style:data-style-name="N12,7cel-Correctness"/>
    <number:number-style style:name="N12,8cel-Correctness" style:volatile="true">
      <number:number number:min-integer-digits="1" number:decimal-places="0"/>
    </number:number-style>
    <style:style style:name="12,8cel-Correctness" style:family="table-cell" style:parent-style-name="Default" style:data-style-name="N12,8cel-Correctness"/>
    <number:number-style style:name="N12,9cel-Correctness" style:volatile="true">
      <number:number number:min-integer-digits="1" number:decimal-places="0"/>
    </number:number-style>
    <style:style style:name="12,9cel-Correctness" style:family="table-cell" style:parent-style-name="Default" style:data-style-name="N12,9cel-Correctness"/>
    <number:number-style style:name="N12,10cel-Correctness" style:volatile="true">
      <number:number number:min-integer-digits="1" number:decimal-places="0"/>
    </number:number-style>
    <style:style style:name="12,10cel-Correctness" style:family="table-cell" style:parent-style-name="Default" style:data-style-name="N12,10cel-Correctness"/>
    <number:number-style style:name="N12,11cel-Correctness" style:volatile="true">
      <number:number number:min-integer-digits="1" number:decimal-places="0"/>
    </number:number-style>
    <style:style style:name="12,11cel-Correctness" style:family="table-cell" style:parent-style-name="Default" style:data-style-name="N12,11cel-Correctness"/>
    <number:number-style style:name="N13,2cel-Correctness" style:volatile="true">
      <number:number number:min-integer-digits="1" number:decimal-places="0"/>
    </number:number-style>
    <style:style style:name="13,2cel-Correctness" style:family="table-cell" style:parent-style-name="Default" style:data-style-name="N13,2cel-Correctness"/>
    <number:number-style style:name="N13,3cel-Correctness" style:volatile="true">
      <number:number number:min-integer-digits="1" number:decimal-places="0"/>
    </number:number-style>
    <style:style style:name="13,3cel-Correctness" style:family="table-cell" style:parent-style-name="Default" style:data-style-name="N13,3cel-Correctness"/>
    <number:number-style style:name="N13,4cel-Correctness" style:volatile="true">
      <number:number number:min-integer-digits="1" number:decimal-places="0"/>
    </number:number-style>
    <style:style style:name="13,4cel-Correctness" style:family="table-cell" style:parent-style-name="Default" style:data-style-name="N13,4cel-Correctness"/>
    <number:number-style style:name="N13,5cel-Correctness" style:volatile="true">
      <number:number number:min-integer-digits="1" number:decimal-places="0"/>
    </number:number-style>
    <style:style style:name="13,5cel-Correctness" style:family="table-cell" style:parent-style-name="Default" style:data-style-name="N13,5cel-Correctness"/>
    <number:number-style style:name="N13,6cel-Correctness" style:volatile="true">
      <number:number number:min-integer-digits="1" number:decimal-places="0"/>
    </number:number-style>
    <style:style style:name="13,6cel-Correctness" style:family="table-cell" style:parent-style-name="Default" style:data-style-name="N13,6cel-Correctness"/>
    <number:number-style style:name="N13,7cel-Correctness" style:volatile="true">
      <number:number number:min-integer-digits="1" number:decimal-places="0"/>
    </number:number-style>
    <style:style style:name="13,7cel-Correctness" style:family="table-cell" style:parent-style-name="Default" style:data-style-name="N13,7cel-Correctness"/>
    <number:number-style style:name="N13,8cel-Correctness" style:volatile="true">
      <number:number number:min-integer-digits="1" number:decimal-places="0"/>
    </number:number-style>
    <style:style style:name="13,8cel-Correctness" style:family="table-cell" style:parent-style-name="Default" style:data-style-name="N13,8cel-Correctness"/>
    <number:number-style style:name="N13,9cel-Correctness" style:volatile="true">
      <number:number number:min-integer-digits="1" number:decimal-places="0"/>
    </number:number-style>
    <style:style style:name="13,9cel-Correctness" style:family="table-cell" style:parent-style-name="Default" style:data-style-name="N13,9cel-Correctness"/>
    <number:number-style style:name="N13,10cel-Correctness" style:volatile="true">
      <number:number number:min-integer-digits="1" number:decimal-places="0"/>
    </number:number-style>
    <style:style style:name="13,10cel-Correctness" style:family="table-cell" style:parent-style-name="Default" style:data-style-name="N13,10cel-Correctness"/>
    <number:number-style style:name="N13,11cel-Correctness" style:volatile="true">
      <number:number number:min-integer-digits="1" number:decimal-places="0"/>
    </number:number-style>
    <style:style style:name="13,11cel-Correctness" style:family="table-cell" style:parent-style-name="Default" style:data-style-name="N13,11cel-Correctness"/>
    <number:number-style style:name="N14,2cel-Correctness" style:volatile="true">
      <number:number number:min-integer-digits="1" number:decimal-places="0"/>
    </number:number-style>
    <style:style style:name="14,2cel-Correctness" style:family="table-cell" style:parent-style-name="Default" style:data-style-name="N14,2cel-Correctness"/>
    <number:number-style style:name="N14,3cel-Correctness" style:volatile="true">
      <number:number number:min-integer-digits="1" number:decimal-places="0"/>
    </number:number-style>
    <style:style style:name="14,3cel-Correctness" style:family="table-cell" style:parent-style-name="Default" style:data-style-name="N14,3cel-Correctness"/>
    <number:number-style style:name="N14,4cel-Correctness" style:volatile="true">
      <number:number number:min-integer-digits="1" number:decimal-places="0"/>
    </number:number-style>
    <style:style style:name="14,4cel-Correctness" style:family="table-cell" style:parent-style-name="Default" style:data-style-name="N14,4cel-Correctness"/>
    <number:number-style style:name="N14,5cel-Correctness" style:volatile="true">
      <number:number number:min-integer-digits="1" number:decimal-places="0"/>
    </number:number-style>
    <style:style style:name="14,5cel-Correctness" style:family="table-cell" style:parent-style-name="Default" style:data-style-name="N14,5cel-Correctness"/>
    <number:number-style style:name="N14,6cel-Correctness" style:volatile="true">
      <number:number number:min-integer-digits="1" number:decimal-places="0"/>
    </number:number-style>
    <style:style style:name="14,6cel-Correctness" style:family="table-cell" style:parent-style-name="Default" style:data-style-name="N14,6cel-Correctness"/>
    <number:number-style style:name="N14,7cel-Correctness" style:volatile="true">
      <number:number number:min-integer-digits="1" number:decimal-places="0"/>
    </number:number-style>
    <style:style style:name="14,7cel-Correctness" style:family="table-cell" style:parent-style-name="Default" style:data-style-name="N14,7cel-Correctness"/>
    <number:number-style style:name="N14,8cel-Correctness" style:volatile="true">
      <number:number number:min-integer-digits="1" number:decimal-places="0"/>
    </number:number-style>
    <style:style style:name="14,8cel-Correctness" style:family="table-cell" style:parent-style-name="Default" style:data-style-name="N14,8cel-Correctness"/>
    <number:number-style style:name="N14,9cel-Correctness" style:volatile="true">
      <number:number number:min-integer-digits="1" number:decimal-places="0"/>
    </number:number-style>
    <style:style style:name="14,9cel-Correctness" style:family="table-cell" style:parent-style-name="Default" style:data-style-name="N14,9cel-Correctness"/>
    <number:number-style style:name="N14,10cel-Correctness" style:volatile="true">
      <number:number number:min-integer-digits="1" number:decimal-places="0"/>
    </number:number-style>
    <style:style style:name="14,10cel-Correctness" style:family="table-cell" style:parent-style-name="Default" style:data-style-name="N14,10cel-Correctness"/>
    <number:number-style style:name="N14,11cel-Correctness" style:volatile="true">
      <number:number number:min-integer-digits="1" number:decimal-places="0"/>
    </number:number-style>
    <style:style style:name="14,11cel-Correctness" style:family="table-cell" style:parent-style-name="Default" style:data-style-name="N14,11cel-Correctness"/>
    <number:number-style style:name="N15,2cel-Correctness" style:volatile="true">
      <number:number number:min-integer-digits="1" number:decimal-places="0"/>
    </number:number-style>
    <style:style style:name="15,2cel-Correctness" style:family="table-cell" style:parent-style-name="Default" style:data-style-name="N15,2cel-Correctness"/>
    <number:number-style style:name="N15,3cel-Correctness" style:volatile="true">
      <number:number number:min-integer-digits="1" number:decimal-places="0"/>
    </number:number-style>
    <style:style style:name="15,3cel-Correctness" style:family="table-cell" style:parent-style-name="Default" style:data-style-name="N15,3cel-Correctness"/>
    <number:number-style style:name="N15,4cel-Correctness" style:volatile="true">
      <number:number number:min-integer-digits="1" number:decimal-places="0"/>
    </number:number-style>
    <style:style style:name="15,4cel-Correctness" style:family="table-cell" style:parent-style-name="Default" style:data-style-name="N15,4cel-Correctness"/>
    <number:number-style style:name="N15,5cel-Correctness" style:volatile="true">
      <number:number number:min-integer-digits="1" number:decimal-places="0"/>
    </number:number-style>
    <style:style style:name="15,5cel-Correctness" style:family="table-cell" style:parent-style-name="Default" style:data-style-name="N15,5cel-Correctness"/>
    <number:number-style style:name="N15,6cel-Correctness" style:volatile="true">
      <number:number number:min-integer-digits="1" number:decimal-places="0"/>
    </number:number-style>
    <style:style style:name="15,6cel-Correctness" style:family="table-cell" style:parent-style-name="Default" style:data-style-name="N15,6cel-Correctness"/>
    <number:number-style style:name="N15,7cel-Correctness" style:volatile="true">
      <number:number number:min-integer-digits="1" number:decimal-places="0"/>
    </number:number-style>
    <style:style style:name="15,7cel-Correctness" style:family="table-cell" style:parent-style-name="Default" style:data-style-name="N15,7cel-Correctness"/>
    <number:number-style style:name="N15,8cel-Correctness" style:volatile="true">
      <number:number number:min-integer-digits="1" number:decimal-places="0"/>
    </number:number-style>
    <style:style style:name="15,8cel-Correctness" style:family="table-cell" style:parent-style-name="Default" style:data-style-name="N15,8cel-Correctness"/>
    <number:number-style style:name="N15,9cel-Correctness" style:volatile="true">
      <number:number number:min-integer-digits="1" number:decimal-places="0"/>
    </number:number-style>
    <style:style style:name="15,9cel-Correctness" style:family="table-cell" style:parent-style-name="Default" style:data-style-name="N15,9cel-Correctness"/>
    <number:number-style style:name="N15,10cel-Correctness" style:volatile="true">
      <number:number number:min-integer-digits="1" number:decimal-places="0"/>
    </number:number-style>
    <style:style style:name="15,10cel-Correctness" style:family="table-cell" style:parent-style-name="Default" style:data-style-name="N15,10cel-Correctness"/>
    <number:number-style style:name="N15,11cel-Correctness" style:volatile="true">
      <number:number number:min-integer-digits="1" number:decimal-places="0"/>
    </number:number-style>
    <style:style style:name="15,11cel-Correctness" style:family="table-cell" style:parent-style-name="Default" style:data-style-name="N15,11cel-Correctness"/>
  </office:automatic-styles>
  <office:body>
    <office:spreadsheet>
      <table:table table:name="Sheet1">
        <table:table-column table:style-name="_col-Sheet1" table:number-columns-repeated="21" table:default-cell-style-name="Default"/>
        <table:table-row table:style-name="_row-Sheet1">
          <table:table-cell table:style-name="1,1cel-Sheet1" office:value-type="string">
            <text:p>Timestamp</text:p>
          </table:table-cell>
          <table:table-cell table:style-name="1,2cel-Sheet1" office:value-type="string">
            <text:p>Which Subject?</text:p>
          </table:table-cell>
          <table:table-cell table:style-name="1,2cel-Sheet1" office:value-type="string">
            <text:p>Which Floor?</text:p>
          </table:table-cell>
          <table:table-cell table:style-name="1,2cel-Sheet1" office:value-type="string">
            <text:p>R19 to R2</text:p>
          </table:table-cell>
          <table:table-cell table:style-name="1,2cel-Sheet1" office:value-type="string">
            <text:p>R1 to R8</text:p>
          </table:table-cell>
          <table:table-cell table:style-name="1,2cel-Sheet1" office:value-type="string">
            <text:p>R7 to R22</text:p>
          </table:table-cell>
          <table:table-cell table:style-name="1,2cel-Sheet1" office:value-type="string">
            <text:p>R22 to R18</text:p>
          </table:table-cell>
          <table:table-cell table:style-name="1,2cel-Sheet1" office:value-type="string">
            <text:p>R19 to R20</text:p>
          </table:table-cell>
          <table:table-cell table:style-name="1,2cel-Sheet1" office:value-type="string">
            <text:p>R16 to R21</text:p>
          </table:table-cell>
          <table:table-cell table:style-name="1,2cel-Sheet1" office:value-type="string">
            <text:p>R16 to R4</text:p>
          </table:table-cell>
          <table:table-cell table:style-name="1,2cel-Sheet1" office:value-type="string">
            <text:p>R11 to R8</text:p>
          </table:table-cell>
          <table:table-cell table:style-name="1,2cel-Sheet1" office:value-type="string">
            <text:p>R17 to R6</text:p>
          </table:table-cell>
          <table:table-cell table:style-name="1,2cel-Sheet1" office:value-type="string">
            <text:p>R16 to R9</text:p>
          </table:table-cell>
          <table:table-cell table:style-name="1,2cel-Sheet1"/>
          <table:table-cell table:style-name="1,2cel-Sheet1"/>
          <table:table-cell table:style-name="1,2cel-Sheet1"/>
          <table:table-cell table:style-name="1,2cel-Sheet1"/>
          <table:table-cell table:style-name="1,2cel-Sheet1"/>
          <table:table-cell table:style-name="1,2cel-Sheet1"/>
          <table:table-cell table:style-name="1,2cel-Sheet1"/>
          <table:table-cell/>
        </table:table-row>
        <table:table-row table:style-name="_row-Sheet1">
          <table:table-cell table:style-name="2,1cel-Sheet1" office:value-type="date" office:date-value="2009-06-17T08:13:18">
            <text:p>6/17/2009 8:13:18</text:p>
          </table:table-cell>
          <table:table-cell table:style-name="2,2cel-Sheet1" office:value-type="string">
            <text:p>Subject 02</text:p>
          </table:table-cell>
          <table:table-cell table:style-name="2,2cel-Sheet1" office:value-type="string">
            <text:p>Stata 1st Floor</text:p>
          </table:table-cell>
          <table:table-cell table:style-name="2,2cel-Sheet1" office:value-type="string">
            <text:p>With your back to the glass entryways, walk toward the question mark sign.  You will continue roughly in this direction as far as you can go, passing: two large white columns, two smaller grey pillars, under two skylights, until you reach a hanging concrete staircase.  Continue under this staircase, then turn right at the doors and continue forward until you see elevators.  Stop here.</text:p>
          </table:table-cell>
          <table:table-cell table:style-name="2,2cel-Sheet1" office:value-type="string">
            <text:p>With your back towards the glass doors facing the street, walk forward towards the white column labeled, "Fourth Floor Common".  When you reach the column, turn left and walk towards two large, angled, grey pillars.  After passing the first pillar, turn right and walk forward past the room labeled "123", towards a set of glass doors.  Stop when you are in a room with windows looking into a gym.</text:p>
          </table:table-cell>
          <table:table-cell table:style-name="2,2cel-Sheet1" office:value-type="string">
            <text:p>Stand facing the large print of windmills.  Turn left.  Walk forward until you reach glass doors labeled "MIT Libraries".  You should see a large glass entryway leading outside to the right.  Walk towards that entryway, and stop when you get there.</text:p>
          </table:table-cell>
          <table:table-cell table:style-name="2,2cel-Sheet1" office:value-type="string">
            <text:p>Stand at the glass entryway with your back to the doors.  To your right is a cafeteria with red tables.  Walk to the far end of the cafeteria seating area and look for a door in a blue wall.  Go through that door.</text:p>
          </table:table-cell>
          <table:table-cell table:style-name="2,2cel-Sheet1" office:value-type="string">
            <text:p>Stand at the glass entryway with the large prints to your right.  Walk forward towards a large question mark sign.  At the sign, bear left and continue forward, passing the large white column and "MIT Libraries" doors to your right.   To your left is a cafeteria; walk through the  serving areas and cash registers and enter the seating area with red tables.</text:p>
          </table:table-cell>
          <table:table-cell table:style-name="2,2cel-Sheet1" office:value-type="string">
            <text:p>Starting from next to the elevators, with the elevator doors to your left, walk forward towards the archway formed by yellow and red walls.  Passing through this opening, there will be a cafeteria serving area to your left.  Walk to the serving stations for soup and sandwiches.</text:p>
          </table:table-cell>
          <table:table-cell table:style-name="2,2cel-Sheet1" office:value-type="string">
            <text:p>Walk towards the large white column.  At the column, turn right and walk forward, past another large white column and between two smaller gray pillars.  Continue straight down this long corridor under two skylights, until you see a concrete staircase.  Walk underneath this staircase.</text:p>
          </table:table-cell>
          <table:table-cell table:style-name="2,2cel-Sheet1" office:value-type="string">
            <text:p>Walk towards the yellow wall away from the elevators / stairs.  Turn left and walk towards a massive, leaning, grey pillar with an incomplete brick wall suspended from above.  From under the wall, turn left to see a corridor leading to a glass entryway, past the doors labeled "123".  Walk to that corridor; stop when you see the gym through windows on the left.</text:p>
          </table:table-cell>
          <table:table-cell table:style-name="2,2cel-Sheet1" office:value-type="string">
            <text:p>With your back facing the large glass entryway, walk forward past two large white columns, under two skylights, and stopping at a massive leaning gray pillar.  To the left are doors labeled "123".  Enter those doors.</text:p>
          </table:table-cell>
          <table:table-cell table:style-name="2,2cel-Sheet1" office:value-type="string">
            <text:p>Walk away from the elevator doors towards two large white columns; bear right and pass these columns to your left.  Walk forward, between two gray pillars, and look for a large print of windmills.  Walk to that print.  To your left is a door labeled, "141"; enter that door.</text:p>
          </table:table-cell>
          <table:table-cell/>
          <table:table-cell/>
          <table:table-cell/>
          <table:table-cell/>
          <table:table-cell/>
          <table:table-cell/>
          <table:table-cell/>
          <table:table-cell/>
        </table:table-row>
        <table:table-row table:style-name="_row-Sheet1">
          <table:table-cell table:style-name="3,1cel-Sheet1" office:value-type="date" office:date-value="2009-06-17T10:04:45">
            <text:p>6/17/2009 10:04:45</text:p>
          </table:table-cell>
          <table:table-cell table:style-name="2,2cel-Sheet1" office:value-type="string">
            <text:p>Subject 03</text:p>
          </table:table-cell>
          <table:table-cell table:style-name="2,2cel-Sheet1" office:value-type="string">
            <text:p>Stata 1st Floor</text:p>
          </table:table-cell>
          <table:table-cell table:style-name="2,2cel-Sheet1" office:value-type="string">
            <text:p>Walk straight for a while.  You should pass a computer station on your left, and then the classroom '144' on your right.  Keep going as you pass a mural on your right then the classroom '124' on your right.  Keep straight with a childrens' center to the left.  Take a left turn until you get to the elevators on your left.</text:p>
          </table:table-cell>
          <table:table-cell table:style-name="2,2cel-Sheet1" office:value-type="string">
            <text:p>Walk straight past the elevators which are on your right-hand side.  You'll see "Fourth Floor Common" sign on your left as you make a left-turn.  Keep straight past the technology childrens' center on your right, then the classroom labeled '123'.  Take the first right turn that you see.  You will see a gym.</text:p>
          </table:table-cell>
          <table:table-cell table:style-name="2,2cel-Sheet1" office:value-type="string">
            <text:p>With your back to the mural, head to the left.  Keep walking until you get to the classroom numbered 144 to your left.  Stop here and you'll see a left or right path.  Take the right path and keep walking until you get to the water fountains on your right, in front of the 'mit hacks' sign.</text:p>
          </table:table-cell>
          <table:table-cell table:style-name="2,2cel-Sheet1" office:value-type="string">
            <text:p>Walk forward with the water fountains on your left-hand side.  Take a right when you see the cafe sign.  You should be facing computer stations.  Walk to the right of the computers with with 'MIT Libraries' on your left.  You should see a large white question mark on your right-side.  Walk to it.</text:p>
          </table:table-cell>
          <table:table-cell table:style-name="2,2cel-Sheet1" office:value-type="string">
            <text:p>Walk straight and take a left towards the MIT Libraries.  The Forbes family cafe should be on your left.  Take another left towards the water fountains.  On your left you should see a bunch of tables and chairs section.  Walk to it.</text:p>
          </table:table-cell>
          <table:table-cell table:style-name="2,2cel-Sheet1" office:value-type="string">
            <text:p>Head towards the MIT Libraries and take a left at the Forbes Family cafe.  Stay on the left where the foods are.  Stop where it says deli, soup, sushi.</text:p>
          </table:table-cell>
          <table:table-cell table:style-name="2,2cel-Sheet1" office:value-type="string">
            <text:p>Take a right turn and keep walking straight past a '144' classroom on your right, then a large mural on your right, until you get a childrens' care center to your left.</text:p>
          </table:table-cell>
          <table:table-cell table:style-name="2,2cel-Sheet1" office:value-type="string">
            <text:p>Take a left turn and walk straight until you see a large mural.  Take a left turn here and keep going until you see a gym.</text:p>
          </table:table-cell>
          <table:table-cell table:style-name="2,2cel-Sheet1" office:value-type="string">
            <text:p>Walk straight, away from the water fountains, pass a computer station on your right, then a '144' classroom sign, then a large mural on your right.  Take a left here.  You'll pass a '141' sign on your left.  On your right, you'll see a '123' sign.  Enter these doors.</text:p>
          </table:table-cell>
          <table:table-cell table:style-name="2,2cel-Sheet1" office:value-type="string">
            <text:p>Take a right turn and keep walking past a '144' classroom.  When you see a large mural on your right-hand side, stop here and look to your left.  Enter the classroom labeled '141'.</text:p>
          </table:table-cell>
          <table:table-cell/>
          <table:table-cell/>
          <table:table-cell/>
          <table:table-cell/>
          <table:table-cell/>
          <table:table-cell/>
          <table:table-cell/>
          <table:table-cell/>
        </table:table-row>
        <table:table-row table:style-name="_row-Sheet1">
          <table:table-cell table:style-name="4,1cel-Sheet1" office:value-type="date" office:date-value="2009-06-17T12:57:34">
            <text:p>6/17/2009 12:57:34</text:p>
          </table:table-cell>
          <table:table-cell table:style-name="2,2cel-Sheet1" office:value-type="string">
            <text:p>Subject 05</text:p>
          </table:table-cell>
          <table:table-cell table:style-name="2,2cel-Sheet1" office:value-type="string">
            <text:p>Stata 1st Floor</text:p>
          </table:table-cell>
          <table:table-cell table:style-name="2,2cel-Sheet1" office:value-type="string">
            <text:p>Walk down the hall to the right of the room.  Continue walking straight.  Go to the right of the room labeled MIT Libraries.  Continue to walk straight through the halls.  The building will curve and you will walk around a staircase.  There is a radar exhibit in your final location.</text:p>
          </table:table-cell>
          <table:table-cell table:style-name="2,2cel-Sheet1" office:value-type="string">
            <text:p>Walk away from the doors and around the staircase.  Walk with the curve of the building until you reach a blue accent wall on your left.  Turn into the hallway opposite it to the right.  You will see a fitness center there.</text:p>
          </table:table-cell>
          <table:table-cell table:style-name="2,2cel-Sheet1" office:value-type="string">
            <text:p>Walk in the direction of the "MIT Libraries" room.  Walk in the walkway to the right of the library room.  Stop when you reach the doors and the water fountains.</text:p>
          </table:table-cell>
          <table:table-cell table:style-name="2,2cel-Sheet1" office:value-type="string">
            <text:p>You are in the "room" with the water fountains.  Walk in the opposite direction of those fountains past the cafeteria.  Walk through a room with cafe seating.  Turn to the left when you meet a perpendicular hallway.  Stop at information desk with question mark.</text:p>
          </table:table-cell>
          <table:table-cell table:style-name="2,2cel-Sheet1" office:value-type="string">
            <text:p>Walk away from the doors.  Take a left at the question mark.  Stop in the area with cafe seating.</text:p>
          </table:table-cell>
          <table:table-cell table:style-name="2,2cel-Sheet1" office:value-type="string">
            <text:p>Walk in the direction of the cafe seating.  Walk through the small walkway between the library room and the seating area.  Take a left walk a couple of feet.  Then veer left into the food service room.</text:p>
          </table:table-cell>
          <table:table-cell table:style-name="2,2cel-Sheet1" office:value-type="string">
            <text:p>Walk away from the staircase and take the first right.  Walk past the wooden study tables and benches and past the recycling.  Stop in front of the doors before the building veers sharply right.</text:p>
          </table:table-cell>
          <table:table-cell table:style-name="2,2cel-Sheet1" office:value-type="string">
            <text:p>Walk away from the stairs and table area.  Take a left.  Walk forward until you see a blue accent wall to your right then turn left.  You will end up by a fitness center.</text:p>
          </table:table-cell>
          <table:table-cell table:style-name="2,2cel-Sheet1" office:value-type="string">
            <text:p>Walk away from the cafeteria so you are walking down the hall in the direction of the recycling and AED system.  Go into the door on the yellow wall to the right with 123 over it.</text:p>
          </table:table-cell>
          <table:table-cell table:style-name="2,2cel-Sheet1" office:value-type="string">
            <text:p>Walk away from the stairs and take the first right.  Walk past cafeteria seating.  The door is on the across the hall from the AED on the yellow wall.</text:p>
          </table:table-cell>
          <table:table-cell/>
          <table:table-cell/>
          <table:table-cell/>
          <table:table-cell/>
          <table:table-cell/>
          <table:table-cell/>
          <table:table-cell/>
          <table:table-cell/>
        </table:table-row>
        <table:table-row table:style-name="_row-Sheet1">
          <table:table-cell table:style-name="5,1cel-Sheet1" office:value-type="date" office:date-value="2009-06-17T17:01:32">
            <text:p>6/17/2009 17:01:32</text:p>
          </table:table-cell>
          <table:table-cell table:style-name="2,2cel-Sheet1" office:value-type="string">
            <text:p>Subject 07</text:p>
          </table:table-cell>
          <table:table-cell table:style-name="2,2cel-Sheet1" office:value-type="string">
            <text:p>Stata 1st Floor</text:p>
          </table:table-cell>
          <table:table-cell table:style-name="2,2cel-Sheet1" office:value-type="string">
            <text:p>Walk toward the large white question mark and pass it such that it's on the left.   Keep walking in that direction passing a small "MIT Libraries" room on the left and wooden trash / recycling bins on the right.  You'll come to an open hallway with bulletin boards and big chalk boards.  Walk past those until you reach concrete stairs overhead.  Walk under the stairs, then turn right.  Head toward the glass doors.  Stop at the elevators on the left.</text:p>
          </table:table-cell>
          <table:table-cell table:style-name="2,2cel-Sheet1" office:value-type="string">
            <text:p>Walk toward the concrete stairs such that the elevators are on your right.  Turn left before reaching the wooden benches at the end of that hallway and go under the concrete stairs then walk straight until you see a small red room with "MIT Libraries" on its double doors.  Turn right just before the double doors the walk toward your destination.</text:p>
          </table:table-cell>
          <table:table-cell table:style-name="2,2cel-Sheet1" office:value-type="string">
            <text:p>You will see a small room with doors labeled "MIT Libraries" in the middle of the hallway.  Walk to the right of that room then past the cafe on the left.  There will be restrooms to your right and a food court on the left.  You want to stay on the right side and walk toward the glass doors until you reach your destination.</text:p>
          </table:table-cell>
          <table:table-cell table:style-name="2,2cel-Sheet1" office:value-type="string">
            <text:p>Pass the food court and cafe on the right.  Immediately after the cafe is an area you can walk through that is lined with three wooden trash / recycling things on the right.  Walk through there toward the big white lighted question mark.  Pass the question mark and stop at the bulletin board to your left.</text:p>
          </table:table-cell>
          <table:table-cell table:style-name="2,2cel-Sheet1" office:value-type="string">
            <text:p>When you see the big white question mark, walk toward it and turn left when you pass it.  There will be a space between a small room labeled MIT Libraries on the right and Forbes Family Cafe on the left.  Walk through that space then turn left.  There's an island that's vertical glass on top.  Walk past that until you see an area with lots of chairs and tables.  That's your destination.</text:p>
          </table:table-cell>
          <table:table-cell table:style-name="2,2cel-Sheet1" office:value-type="string">
            <text:p>Walk toward the question mark past the red cubic MIT Libraries room then go through the space between the MIT Libraries room and the cafe.  Go to the left side of the island with vertical glass that says "cafe" on it.</text:p>
          </table:table-cell>
          <table:table-cell table:style-name="2,2cel-Sheet1" office:value-type="string">
            <text:p>Walk toward the open space then turn right.  Keep walking straight past the large open hallway with chalkboards and bulletin boards until you see a concrete staircase above you.  Stop there.</text:p>
          </table:table-cell>
          <table:table-cell table:style-name="2,2cel-Sheet1" office:value-type="string">
            <text:p>Walk away from the elevators into the open hallway.  Take a left and walk until you see an opening on the left.  There's an area with benches along the walls on the right and a window to an exercise room on the left.  That's where you want to be.</text:p>
          </table:table-cell>
          <table:table-cell table:style-name="2,2cel-Sheet1" office:value-type="string">
            <text:p>Walk so that the food court and cafe is on your right.  You want to stay on the left of everything.  Pass the stairs and elevators on your left and keep walking past the hallway with lots of bulletin boards.  You'll see a yellow wall on the left and double doors with a huge "123" painted above them.  Enter that room.</text:p>
          </table:table-cell>
          <table:table-cell table:style-name="2,2cel-Sheet1" office:value-type="string">
            <text:p>Walk toward the opening and turn right at the trash cans made of wood.  If you reach the cafe you have gone too far.  Walk past the stairs and elevators on the left.  You'll come to a blue-painted wall.  Enter the doors to room 141.</text:p>
          </table:table-cell>
          <table:table-cell/>
          <table:table-cell/>
          <table:table-cell/>
          <table:table-cell/>
          <table:table-cell/>
          <table:table-cell/>
          <table:table-cell/>
          <table:table-cell/>
        </table:table-row>
        <table:table-row table:style-name="_row-Sheet1">
          <table:table-cell table:style-name="6,1cel-Sheet1" office:value-type="date" office:date-value="2009-06-17T17:16:58">
            <text:p>6/17/2009 17:16:58</text:p>
          </table:table-cell>
          <table:table-cell table:style-name="2,2cel-Sheet1" office:value-type="string">
            <text:p>Subject 08</text:p>
          </table:table-cell>
          <table:table-cell table:style-name="2,2cel-Sheet1" office:value-type="string">
            <text:p>Stata 1st Floor</text:p>
          </table:table-cell>
          <table:table-cell table:style-name="2,2cel-Sheet1" office:value-type="string">
            <text:p>After entering through doors, walk along right wall.  Continue straight past desk with large question mark, through pillars, passing room 144.  Continue along right wall past room 124, under large concrete stairway.  Make a right before the glass doors and go towards the brick wall with the elevators. </text:p>
          </table:table-cell>
          <table:table-cell table:style-name="2,2cel-Sheet1" office:value-type="string">
            <text:p>Go straight towards the yellow wall, and make a left.  Keep right along the wall, past the benches and room 123.  Make a right just after room 123 towards the glass windows in which you can see the gym.</text:p>
          </table:table-cell>
          <table:table-cell table:style-name="2,2cel-Sheet1" office:value-type="string">
            <text:p>Face room 141.  Walk to your left, following right wall, past stairs and elevators, past restrooms towards glass doors.</text:p>
          </table:table-cell>
          <table:table-cell table:style-name="2,2cel-Sheet1" office:value-type="string">
            <text:p>Walk directly away from glass doors, and make a right to go around the forbes cafe.  Stay right, and go towards the desk with the large question mark.</text:p>
          </table:table-cell>
          <table:table-cell table:style-name="2,2cel-Sheet1" office:value-type="string">
            <text:p>Walk towards desk with question mark, and make a left after you pass it.  Keep left, going around the cafe and to the large seating area towards the left of the glass doors.</text:p>
          </table:table-cell>
          <table:table-cell table:style-name="2,2cel-Sheet1" office:value-type="string">
            <text:p>Go straight away from the door that says CSAIL, passing a room on your right with doors saying MIT Libraries.  Turn left, going around the cafe and walk towards the cow.</text:p>
          </table:table-cell>
          <table:table-cell table:style-name="2,2cel-Sheet1" office:value-type="string">
            <text:p>Walk away from the door marked CSAIL, and turn right.  Keep going straight, bearing right until you reach the large concrete stairway.  </text:p>
          </table:table-cell>
          <table:table-cell table:style-name="2,2cel-Sheet1" office:value-type="string">
            <text:p>Walk away from elevators and turn left at first opportunity.  Continue to follow left wall until you see windows to gym.</text:p>
          </table:table-cell>
          <table:table-cell table:style-name="2,2cel-Sheet1" office:value-type="string">
            <text:p>Face away from glass doors, and walk straight following left wall.  You will pass stairs and elevators on your left; keep going until you see a door with "123" written in large letters above it.</text:p>
          </table:table-cell>
          <table:table-cell table:style-name="2,2cel-Sheet1" office:value-type="string">
            <text:p>Walk away from the door that says CSAIL, and turn right.  Go past room 144.  To your left is an area with stairs and elevators, just beyond that is a blue wall marked 144.  There is a door to the left of the large windmills print.</text:p>
          </table:table-cell>
          <table:table-cell/>
          <table:table-cell/>
          <table:table-cell/>
          <table:table-cell/>
          <table:table-cell/>
          <table:table-cell/>
          <table:table-cell/>
          <table:table-cell/>
        </table:table-row>
        <table:table-row table:style-name="_row-Sheet1">
          <table:table-cell table:style-name="7,1cel-Sheet1" office:value-type="date" office:date-value="2009-06-17T17:29:27">
            <text:p>6/17/2009 17:29:27</text:p>
          </table:table-cell>
          <table:table-cell table:style-name="2,2cel-Sheet1" office:value-type="string">
            <text:p>Subject 09</text:p>
          </table:table-cell>
          <table:table-cell table:style-name="2,2cel-Sheet1" office:value-type="string">
            <text:p>Stata 1st Floor</text:p>
          </table:table-cell>
          <table:table-cell table:style-name="2,2cel-Sheet1" office:value-type="string">
            <text:p>Walk straight ahead, past the information desk and the library.  There will be rooms labeled 123 and 124 on the left and right.  Keep going forward till you reach a door marked "Children's center".  Turn right and head forward until you reach the elevators.</text:p>
          </table:table-cell>
          <table:table-cell table:style-name="2,2cel-Sheet1" office:value-type="string">
            <text:p>Go straight until the path goes off to the left.  Continue straight until you see a blue wall with the numbers 141 on the right.  Turn toward the corridor and head straight until you reach the gym.</text:p>
          </table:table-cell>
          <table:table-cell table:style-name="2,2cel-Sheet1" office:value-type="string">
            <text:p>Head toward the library.  The road forks, so go right and continue past the coffee shop till your reach the doors to the exit.</text:p>
          </table:table-cell>
          <table:table-cell table:style-name="2,2cel-Sheet1" office:value-type="string">
            <text:p>Go straight past the coffee shop.  There is a library toward the right.  Walk past the library computer terminals till you see a question mark and information desk.</text:p>
          </table:table-cell>
          <table:table-cell table:style-name="2,2cel-Sheet1" office:value-type="string">
            <text:p>Go straight past the information desk.  To your left will be small tables and a library.  Head between the tables and library till you see a TV on the wall.  Go left, and once you reach the doors take a left into the area with tables and chairs.</text:p>
          </table:table-cell>
          <table:table-cell table:style-name="2,2cel-Sheet1" office:value-type="string">
            <text:p>Walk past the library and tables till you see a cafe to the left.  Walk past the cafe and there will be other eateries.  Head into this area.</text:p>
          </table:table-cell>
          <table:table-cell table:style-name="2,2cel-Sheet1" office:value-type="string">
            <text:p>Turn right and walk past the libraries.  Keep going straight and on the left near the end of the hallway there is a set of doors that say Children's technology center.  You are at the destination.</text:p>
          </table:table-cell>
          <table:table-cell table:style-name="2,2cel-Sheet1" office:value-type="string">
            <text:p>Head past the stairs, and take a left.  Continue straight till you reach a classroom marked 123 on your left.  Enter the corridor left of the classroom.</text:p>
          </table:table-cell>
          <table:table-cell table:style-name="2,2cel-Sheet1" office:value-type="string">
            <text:p>Walk past the cafe and head left.  Continue toward the left till you see a yellow wall and a classroom with the numbers 123 above.  Enter the classroom.</text:p>
          </table:table-cell>
          <table:table-cell table:style-name="2,2cel-Sheet1" office:value-type="string">
            <text:p>Turn right and walk past the library.  Keep walking straight until you see a blue wall with the numbers 141 on the wall.  Enter the classroom.</text:p>
          </table:table-cell>
          <table:table-cell/>
          <table:table-cell/>
          <table:table-cell/>
          <table:table-cell/>
          <table:table-cell/>
          <table:table-cell/>
          <table:table-cell/>
          <table:table-cell/>
        </table:table-row>
        <table:table-row table:style-name="_row-Sheet1">
          <table:table-cell table:style-name="8,1cel-Sheet1" office:value-type="date" office:date-value="2009-06-19T13:46:27">
            <text:p>6/19/2009 13:46:27</text:p>
          </table:table-cell>
          <table:table-cell table:style-name="2,2cel-Sheet1" office:value-type="string">
            <text:p>Subject 12</text:p>
          </table:table-cell>
          <table:table-cell table:style-name="2,2cel-Sheet1" office:value-type="string">
            <text:p>Stata 1st Floor</text:p>
          </table:table-cell>
          <table:table-cell table:style-name="2,2cel-Sheet1" office:value-type="string">
            <text:p>Go straight about 75 yards, though your path will arc to the right.  When you first reach windows and glass doors, so turn right. A short ways down there will be a time capsule and a "radar" exhibit follow by a set of elevators. You're there.</text:p>
            <text:p/>
          </table:table-cell>
          <table:table-cell table:style-name="2,2cel-Sheet1" office:value-type="string">
            <text:p>Go straight, following the path and left at the glass doors. Go the same distance and take the right into the room/pathway and you're there. </text:p>
            <text:p/>
          </table:table-cell>
          <table:table-cell table:style-name="2,2cel-Sheet1" office:value-type="string">
            <text:p>Look towards the door that say "MIT libraries" head towards them and go to their right, stay to right and go in front of the food service area as far as you are able and you are there.</text:p>
            <text:p/>
          </table:table-cell>
          <table:table-cell table:style-name="2,2cel-Sheet1" office:value-type="string">
            <text:p>Go past the the food service area and right then just past the doors that say "MIT" library's. Look to your right and go to the big white question &lt;?&gt; mark.</text:p>
            <text:p/>
          </table:table-cell>
          <table:table-cell table:style-name="2,2cel-Sheet1" office:value-type="string">
            <text:p>Go straight past the big white question mark and left at the doors that say: "MIT libraries". The left at the chalk board and the food area.  Go straight towards the glass doors. Then left just before you get there.</text:p>
            <text:p/>
          </table:table-cell>
          <table:table-cell table:style-name="2,2cel-Sheet1" office:value-type="string">
            <text:p>Go straight past the tables and the  doors that say "MIT" librarys. Go left at the chalkboard and stay left as you go into the food service area.</text:p>
          </table:table-cell>
          <table:table-cell table:style-name="2,2cel-Sheet1" office:value-type="string">
            <text:p>Go right at the tables and past the computer terminals. Follow the path as it arcs to the right. Before you get to the bench on the left and the glass doors there is a childcare center and a stairway. You are there.</text:p>
            <text:p/>
          </table:table-cell>
          <table:table-cell table:style-name="2,2cel-Sheet1" office:value-type="string">
            <text:p>Go left away from the glass doors that say  "MIT Libaries" on them. Take your first left.</text:p>
            <text:p/>
          </table:table-cell>
          <table:table-cell table:style-name="2,2cel-Sheet1" office:value-type="string">
            <text:p>Go left away from the glass doors that lead out of the building. When you get to the left that takes you down that path just go in the door just past it.</text:p>
            <text:p/>
          </table:table-cell>
          <table:table-cell table:style-name="2,2cel-Sheet1" office:value-type="string">
            <text:p>Go right at the computer terminals. Up a little on the left will be an entrance to some stairway. Use the door just past it.</text:p>
            <text:p/>
          </table:table-cell>
          <table:table-cell/>
          <table:table-cell/>
          <table:table-cell/>
          <table:table-cell/>
          <table:table-cell/>
          <table:table-cell/>
          <table:table-cell/>
          <table:table-cell/>
        </table:table-row>
        <table:table-row table:style-name="_row-Sheet1">
          <table:table-cell table:style-name="9,1cel-Sheet1" office:value-type="date" office:date-value="2009-06-19T13:52:32">
            <text:p>6/19/2009 13:52:32</text:p>
          </table:table-cell>
          <table:table-cell table:style-name="2,2cel-Sheet1" office:value-type="string">
            <text:p>Subject 15</text:p>
          </table:table-cell>
          <table:table-cell table:style-name="2,2cel-Sheet1" office:value-type="string">
            <text:p>Stata 1st Floor</text:p>
          </table:table-cell>
          <table:table-cell table:style-name="2,2cel-Sheet1" office:value-type="string">
            <text:p>Start circular benches.  Just beyond the stairs note the two wall murals (second is a swimming pool). Walk towards these.  Look straight ahead. Find reception desk (with BIG white question mark). Walk to this.  Look beyond reception desk for the MIT library center. Several large white pillars are just right of it. Walk past these pillars to the square concrete pillars. At the right of the concrete pillars is a yellow wall with 144 on the wall.  Look for the wind turbines mural -&gt; walk to this.  walk to blue wall with 124.  Continue straight -&gt; to big bulletin board (next to the technology childrens center). Continue around corner to elevators. Stop.</text:p>
            <text:p/>
          </table:table-cell>
          <table:table-cell table:style-name="2,2cel-Sheet1" office:value-type="string">
            <text:p>Start.  Flat screen television by elevators. Walk around corner to technology childrens center. Walk to blue wall with 124.  Walk to yellow wall with 123 -&gt; you will see the exercise room adjacent.  Walk towards the elevators.  You will see tables along the wall and the exercise </text:p>
            <text:p>room. stop here.  Stop here.</text:p>
            <text:p/>
          </table:table-cell>
          <table:table-cell table:style-name="2,2cel-Sheet1" office:value-type="string">
            <text:p>Start.  The large mural of smiling, waving people. Walk towards the MIT library center.  You will pass a blue wall, 141 on the wall (right hand side).  Look for the food court (i.e. "forbes family" restaurant).  Walk towards the red / orange wall by the glass exit doors. posters on the wall describe mit hacks.  Stop here.</text:p>
            <text:p/>
          </table:table-cell>
          <table:table-cell table:style-name="2,2cel-Sheet1" office:value-type="string">
            <text:p>Start.  MIT hacks orange wall by food court at exit doors. Walk past "forbes family cafe" on right.  At the edge of their counter, turn right immediately. Walk past the trash / recycling bins. Continue to the white question mark of the reception area stop at the pay phones next to the brochure racks (across from reception area).</text:p>
            <text:p/>
          </table:table-cell>
          <table:table-cell table:style-name="2,2cel-Sheet1" office:value-type="string">
            <text:p>Start at the wooden circular benches. Walk to the white question mark.  Bear left of the MIT library.  Continue past forbes family cafe, taking a left at their counter.  Walk towards the orange wall with hacking posters (by exit). Turn left at the exit. Walk to the food court table area and stop in the middle of this dining area. </text:p>
            <text:p/>
          </table:table-cell>
          <table:table-cell table:style-name="2,2cel-Sheet1" office:value-type="string">
            <text:p>Start by the elevators, blue wall and a mural of camels in a desert.  Look for the forbes family cafe. Walk to it (you will pass MIT libraries on right).  Take a hard left at the counter of forbes.  Walk along the counter (on your left). Continue to the next deli (wall says "deli, soup, oven, R&amp;D").  Stop at the cash registers.</text:p>
            <text:p/>
          </table:table-cell>
          <table:table-cell table:style-name="2,2cel-Sheet1" office:value-type="string">
            <text:p>Start at the camel mural. Look for the MIT library. walk to the right of it, to the white, round pillars. Continue to square concrete pillars, a yellow wall with 144 is on your right.  Walk to wind turbine mural. Walk to blue wall 124 above door.  Walk to brown bulletin board. a yellow wall. The bulletin board is next to technology children center. Stop here.</text:p>
          </table:table-cell>
          <table:table-cell table:style-name="2,2cel-Sheet1" office:value-type="string">
            <text:p>Start by elevators across from the yellow wall with 144 on it.  Walk away from elevators, towards corridor (bulletin board across hall on other wall).  Turn left at corridor.  Walk towards wind turbine mural.  Continue straight following left wall.  Walk to yellow wall, number 123 above door.  Turn left towards exercise room. The area has tables and an elevator.  stop here.</text:p>
            <text:p/>
          </table:table-cell>
          <table:table-cell table:style-name="2,2cel-Sheet1" office:value-type="string">
            <text:p>Start at forbes family cafe.  Walk away from food court to main corridor.  Continue to yellow wall with 144 above door.  Walk to wind turbine mural.  Follow left hand wall, down the corridor.  Walk to the yellow wall, with 123 above door. Go inside the door. stop here.</text:p>
            <text:p/>
          </table:table-cell>
          <table:table-cell table:style-name="2,2cel-Sheet1" office:value-type="string">
            <text:p>Start at the camel mural by the elevators.  Look for the MIT library. Walk to the right of it to the white round pillars.  Continue to square concrete pillars. A yellow wall with 144 is on your right.  Walk to the wind turbine mural.  At the mural is a blue wall with 141 on the wall.  Walk into the classroom and stop.</text:p>
            <text:p/>
          </table:table-cell>
          <table:table-cell/>
          <table:table-cell/>
          <table:table-cell/>
          <table:table-cell/>
          <table:table-cell/>
          <table:table-cell/>
          <table:table-cell/>
          <table:table-cell/>
        </table:table-row>
        <table:table-row table:style-name="_row-Sheet1">
          <table:table-cell table:style-name="10,1cel-Sheet1" office:value-type="date" office:date-value="2009-06-19T13:56:51">
            <text:p>6/19/2009 13:56:51</text:p>
          </table:table-cell>
          <table:table-cell table:style-name="2,2cel-Sheet1" office:value-type="string">
            <text:p>Subject 16</text:p>
          </table:table-cell>
          <table:table-cell table:style-name="2,2cel-Sheet1" office:value-type="string">
            <text:p>Stata 1st Floor</text:p>
          </table:table-cell>
          <table:table-cell table:style-name="2,2cel-Sheet1" office:value-type="string">
            <text:p>To get from the entrance of stata closest to the question mark all the way to the other end called the dreyfoos building by the elevators- go all the way through the interior corridor, veering right but making no dramatic turns.</text:p>
            <text:p/>
          </table:table-cell>
          <table:table-cell table:style-name="2,2cel-Sheet1" office:value-type="string">
            <text:p>From the entrance labeled Dreyfoos building on Vassar St. walk past a stairwell labeled "fourth floor common" and take a left. You'll see two concrete pillars on your right. Take a right before the second. That area next to the gym is your destination.</text:p>
          </table:table-cell>
          <table:table-cell table:style-name="2,2cel-Sheet1" office:value-type="string">
            <text:p>From the seating area facing the wall image of wind mills walk straight ahead but take a right before coming to the MIT libraries doors. Walk toward the glass exterior doors. That area by the stand up cafe tables is destination. </text:p>
            <text:p/>
          </table:table-cell>
          <table:table-cell table:style-name="2,2cel-Sheet1" office:value-type="string">
            <text:p>From area by the cafe tables near the exterior glass doors walk to the left through the dining area and to the right of the chef and food buying area. Walk toward the small single-wide door under the wall of blue. Go through it and arrive at destination.</text:p>
            <text:p/>
          </table:table-cell>
          <table:table-cell table:style-name="2,2cel-Sheet1" office:value-type="string">
            <text:p>From entrance closest to question mark walk past the info area and turn left before the library cluster. Veering left walk around the entire cafe area and take another left before the exterior doors. The seating / dining area is your destination.</text:p>
            <text:p/>
          </table:table-cell>
          <table:table-cell table:style-name="2,2cel-Sheet1" office:value-type="string">
            <text:p>From the elevator section which is to the right if you enter stata at the question mark entrance, walk toward the cafe area. Your destination is the area near the check out cash registers.</text:p>
            <text:p/>
          </table:table-cell>
          <table:table-cell table:style-name="2,2cel-Sheet1" office:value-type="string">
            <text:p>From the same elevator area as last time take a right onto the main corridor. Continue on main corridor until you get to the wooden-bench area outside of the children's center. That's the destination.</text:p>
            <text:p/>
          </table:table-cell>
          <table:table-cell table:style-name="2,2cel-Sheet1" office:value-type="string">
            <text:p>From the seating area that overlooks the floor below and is covered by sky lights take a left onto the main corridor.  Take another left right after the concrete pillar and walk towards the exit to the right of the gym. That's your destination.</text:p>
            <text:p/>
          </table:table-cell>
          <table:table-cell table:style-name="2,2cel-Sheet1" office:value-type="string">
            <text:p>Start in the area facing the coffee shop portion of the cafe. Walk back toward the main corridor and turn left. Continue on until you get to a classroom door labeled 123. Open the door. The top tier is your destination.</text:p>
            <text:p/>
          </table:table-cell>
          <table:table-cell table:style-name="2,2cel-Sheet1" office:value-type="string">
            <text:p>From elevator near the question mark entrance take a right onto the main corridor.  You'll see a seating area beneath a  skylight on the left - right past that is a classroom door labeled "144."  Enter the classroom. That top tier is your destination. </text:p>
            <text:p/>
          </table:table-cell>
          <table:table-cell/>
          <table:table-cell/>
          <table:table-cell/>
          <table:table-cell/>
          <table:table-cell/>
          <table:table-cell/>
          <table:table-cell/>
          <table:table-cell/>
        </table:table-row>
        <table:table-row table:style-name="_row-Sheet1">
          <table:table-cell table:style-name="11,1cel-Sheet1" office:value-type="date" office:date-value="2009-06-19T14:02:08">
            <text:p>6/19/2009 14:02:08</text:p>
          </table:table-cell>
          <table:table-cell table:style-name="2,2cel-Sheet1" office:value-type="string">
            <text:p>Subject 19</text:p>
          </table:table-cell>
          <table:table-cell table:style-name="2,2cel-Sheet1" office:value-type="string">
            <text:p>Stata 1st Floor</text:p>
          </table:table-cell>
          <table:table-cell table:style-name="2,2cel-Sheet1" office:value-type="string">
            <text:p>Facing away from the doors, walk towards the large sign shaped like a question mark. Continue straight forward past the question mark, two large white pillars, and two rectangular cement pillars. Continue forward through the large hallway. Once you pass under a concrete staircase and the hallway appears to end, go to your right. Walk down this hallway until you reach the elevators.</text:p>
            <text:p/>
          </table:table-cell>
          <table:table-cell table:style-name="2,2cel-Sheet1" office:value-type="string">
            <text:p>Start facing away from the doors; go towards the large, white support pillar marked "fourth floor common". Going past the pillar, turn left 90 degrees into a long corridor. The corridor is bisected by a large cement pillar with benches and trash cans; from this cement pillar, turn right towards an exit and an elevator. </text:p>
            <text:p/>
          </table:table-cell>
          <table:table-cell table:style-name="2,2cel-Sheet1" office:value-type="string">
            <text:p>Face the picture of windmills and turn left. Walk towards the red structure labeled "MIT libraries" until you reach the cafe tables. Take the hallway to your right past a picture of icebergs. Proceed forward until you reach the red fire hydrant.</text:p>
          </table:table-cell>
          <table:table-cell table:style-name="2,2cel-Sheet1" office:value-type="string">
            <text:p>Facing away from the doors, see an eating area to your right. Go through the eating area, past the tables, and notice a blue wall with a door to the left. Go through the door and continue until you reach the wall with the large picture of people playing in the ocean.</text:p>
            <text:p/>
          </table:table-cell>
          <table:table-cell table:style-name="2,2cel-Sheet1" office:value-type="string">
            <text:p>Facing away from the doors, walk towards the large sign shaped like a question mark. Past the sign, walk between the large yellow and red structures to your left. Turn left again to walk around the coffee shop and continue towards the glass entryway. The restaurant area is on your left, right before you reach the entryway.</text:p>
            <text:p/>
          </table:table-cell>
          <table:table-cell table:style-name="2,2cel-Sheet1" office:value-type="string">
            <text:p>Walk towards the cafe tables to the right of the large white pillar. Continue straight forward past the tables and between the red and yellow structures.  Walk left around the coffee shop and continue forward towards the cafeteria line.</text:p>
            <text:p/>
          </table:table-cell>
          <table:table-cell table:style-name="2,2cel-Sheet1" office:value-type="string">
            <text:p>Walk to the large white pillar and turn right.  Walk forward past another large white pillar and two concrete rectangular pillars. Continue forward through the main hallway until you reach a set of glass doors labeled "technology children's center".</text:p>
            <text:p/>
          </table:table-cell>
          <table:table-cell table:style-name="2,2cel-Sheet1" office:value-type="string">
            <text:p>Face away from the stairs and towards the large message board. Take a few steps forward into the main corridor and turn left. Walk forward through the main corridor, towards a large cement support structure with benches and trash cans.  Turn left again at this pillar and continue to an area with tables and benches.</text:p>
            <text:p/>
          </table:table-cell>
          <table:table-cell table:style-name="2,2cel-Sheet1" office:value-type="string">
            <text:p>Facing away from the glass entryway, walk forward past the two large, white columns.  Continue straight forward through the main corridor. when there is a large photo of cotton bales to your right, stop and turn left. enter the lecture hall through the door marked "123" straight ahead.</text:p>
            <text:p/>
          </table:table-cell>
          <table:table-cell table:style-name="2,2cel-Sheet1" office:value-type="string">
            <text:p>Walk to the large white pillar and turn right. Walk forward past another large white pillar and two concrete rectangular pillars. Continue forward through the main hallway until you see a large photo of windmills on your left. Enter through the door to the left of this image, marked "141".</text:p>
            <text:p/>
          </table:table-cell>
          <table:table-cell/>
          <table:table-cell/>
          <table:table-cell/>
          <table:table-cell/>
          <table:table-cell/>
          <table:table-cell/>
          <table:table-cell/>
          <table:table-cell/>
        </table:table-row>
        <table:table-row table:style-name="_row-Sheet1">
          <table:table-cell table:style-name="12,1cel-Sheet1" office:value-type="date" office:date-value="2009-06-17T20:02:56">
            <text:p>6/17/2009 20:02:56</text:p>
          </table:table-cell>
          <table:table-cell table:style-name="2,2cel-Sheet1" office:value-type="string">
            <text:p>Subject 22</text:p>
          </table:table-cell>
          <table:table-cell table:style-name="2,2cel-Sheet1" office:value-type="string">
            <text:p>Stata 1st Floor</text:p>
          </table:table-cell>
          <table:table-cell table:style-name="2,2cel-Sheet1" office:value-type="string">
            <text:p>Find the question mark and walk past it, so that its to your left.  Continue straight so that the two round pillars will be on your left and bear right when in the main lobby, continue walking.  Walk beneath the staircase and then bear right.  Your destination is where the 'Building 20' occupants sign.</text:p>
          </table:table-cell>
          <table:table-cell table:style-name="2,2cel-Sheet1" office:value-type="string">
            <text:p>Walk past the satellite radar dish and follow the hallway left after the stairs.  Walk past rooms 123 and 124 and then turn right.  Go down the hall and through the double doors.</text:p>
          </table:table-cell>
          <table:table-cell table:style-name="2,2cel-Sheet1" office:value-type="string">
            <text:p>Find the windmill picture and walk to your left with the picture to your right.  Walk to the right at the 'MIT Libraries'.  Walk straight ahead to the doors.  Cafeteria will be on your left.</text:p>
          </table:table-cell>
          <table:table-cell table:style-name="2,2cel-Sheet1" office:value-type="string">
            <text:p>With your back to the doors walk forward.  At the end corner of the cafe turn right.  After fifteen feet you'll see a question mark.  Turn right and walk towards it.</text:p>
          </table:table-cell>
          <table:table-cell table:style-name="2,2cel-Sheet1" office:value-type="string">
            <text:p>Walk towards the question mark.  Turn left just before MIT Libraries.  Walk forward and turn left when past corner of the cafe.  Walk towards the doors and then turn left just before them.</text:p>
          </table:table-cell>
          <table:table-cell table:style-name="2,2cel-Sheet1" office:value-type="string">
            <text:p>With the question mark to your left walk forward so that MIT Libraries will be to your right.  Take a hard left to enter the cafe line.</text:p>
          </table:table-cell>
          <table:table-cell table:style-name="2,2cel-Sheet1" office:value-type="string">
            <text:p>Go to your right so that MIT libraries is to your left and then bear right into the main corridor.  Continue straight.  Stop at overhead staircase and tech childrens center.</text:p>
          </table:table-cell>
          <table:table-cell table:style-name="2,2cel-Sheet1" office:value-type="string">
            <text:p>Looking at the yellow wall walk into the main atrium and turn left.  Continue straight.  Follow signs for the fitness center and turn left.  Go to the end of the hallway.</text:p>
          </table:table-cell>
          <table:table-cell table:style-name="2,2cel-Sheet1" office:value-type="string">
            <text:p>With your back to the doors walk forward towards the main hallway.  Keep the white round pillars to your right, keep going forward.  A room will be on your left with the number 123 written above it.</text:p>
          </table:table-cell>
          <table:table-cell table:style-name="2,2cel-Sheet1" office:value-type="string">
            <text:p>Walk forward and turn right immediately so the MIT Libraries will be to your left.  Walk into the main atrium.  A classroom numbered 141 will be to your left.  Enter there.</text:p>
          </table:table-cell>
          <table:table-cell/>
          <table:table-cell/>
          <table:table-cell/>
          <table:table-cell/>
          <table:table-cell/>
          <table:table-cell/>
          <table:table-cell/>
          <table:table-cell/>
        </table:table-row>
        <table:table-row table:style-name="_row-Sheet1">
          <table:table-cell table:style-name="13,1cel-Sheet1" office:value-type="date" office:date-value="2009-06-17T20:18:15">
            <text:p>6/17/2009 20:18:15</text:p>
          </table:table-cell>
          <table:table-cell table:style-name="2,2cel-Sheet1" office:value-type="string">
            <text:p>Subject 23</text:p>
          </table:table-cell>
          <table:table-cell table:style-name="2,2cel-Sheet1" office:value-type="string">
            <text:p>Stata 1st Floor</text:p>
          </table:table-cell>
          <table:table-cell table:style-name="2,2cel-Sheet1" office:value-type="string">
            <text:p>From where you are, walk towards the question mark.  Continue straight, passing the classrooms on the left.  Your final destination is the other side of STATA, past the daycare (on left).  Your end goal is in front of the elevators, which is just past the stairs.  Elevators will be on your left.  About 800 yards.</text:p>
          </table:table-cell>
          <table:table-cell table:style-name="2,2cel-Sheet1" office:value-type="string">
            <text:p>For this movement, your final destination is down the hallway where you can look in the windows to see the gym.  From your location, walk back towards the daycare, staying on the first floor.  When you see the blue 141 on the wall, turn right down that hallway and end in front of workout area.</text:p>
          </table:table-cell>
          <table:table-cell table:style-name="2,2cel-Sheet1" office:value-type="string">
            <text:p>Final destination is right in front of cafe, East Stata.  From where you are, walk towards the question mark, but stay right.  Pass the classrooms, cafe will be on your left.</text:p>
          </table:table-cell>
          <table:table-cell table:style-name="2,2cel-Sheet1" office:value-type="string">
            <text:p>Go from cafe back to question mark by walking around the cafe, keeping it on your right, until you see the question mark.</text:p>
          </table:table-cell>
          <table:table-cell table:style-name="2,2cel-Sheet1" office:value-type="string">
            <text:p>From your location, go to the dining area for the cafe.  This dining area has windows to the outside, and you can get there from where you are by staying left.  Its about 200 yards.</text:p>
          </table:table-cell>
          <table:table-cell table:style-name="2,2cel-Sheet1" office:value-type="string">
            <text:p>From where you are, walk straight, keeping the athena computers on your right.  Turn left, and get into the line at the cafe.  About 100 yards.</text:p>
          </table:table-cell>
          <table:table-cell table:style-name="2,2cel-Sheet1" office:value-type="string">
            <text:p>From where you are, walk forward and turn right.  Head towards the west exit of stata (past the fitness room, towards main campus).  End destination is in front of the daycare, about 400 yards.</text:p>
          </table:table-cell>
          <table:table-cell table:style-name="2,2cel-Sheet1" office:value-type="string">
            <text:p>From where you are walk back in towards stata and stay left.  Keep the classrooms on your left and your final destination is down the hallway between classroom 121 and 141, in front of the gym / fitness center.</text:p>
          </table:table-cell>
          <table:table-cell table:style-name="2,2cel-Sheet1" office:value-type="string">
            <text:p>While facing the cafe, turn left, and walk towards main campus, keeping the classrooms on your left.  Your final destination is in the doors marked in orange, 123 right before the daycare.</text:p>
          </table:table-cell>
          <table:table-cell table:style-name="2,2cel-Sheet1" office:value-type="string">
            <text:p>Your final destination is a classroom, midway between the first floor exits in stata.  The classroom is blue and the number is 141.  If you walk forward, towards the cafe, turn right, and the classroom will be on your left.</text:p>
          </table:table-cell>
          <table:table-cell/>
          <table:table-cell/>
          <table:table-cell/>
          <table:table-cell/>
          <table:table-cell/>
          <table:table-cell/>
          <table:table-cell/>
          <table:table-cell/>
        </table:table-row>
        <table:table-row table:style-name="_row-Sheet1">
          <table:table-cell table:style-name="14,1cel-Sheet1" office:value-type="date" office:date-value="2009-06-17T23:10:38">
            <text:p>6/17/2009 23:10:38</text:p>
          </table:table-cell>
          <table:table-cell table:style-name="2,2cel-Sheet1" office:value-type="string">
            <text:p>Subject 24</text:p>
          </table:table-cell>
          <table:table-cell table:style-name="2,2cel-Sheet1" office:value-type="string">
            <text:p>Stata 1st Floor</text:p>
          </table:table-cell>
          <table:table-cell table:style-name="2,2cel-Sheet1" office:value-type="string">
            <text:p>Go past the big white question mark (information desk), past a group of coffee tables, all the way down, past lecture halls 32-155 and 32-141 on your left.  Once you pass the children's daycare, hang a right until you hit the payphones.</text:p>
          </table:table-cell>
          <table:table-cell table:style-name="2,2cel-Sheet1" office:value-type="string">
            <text:p>Go straight down the hallway, hang a left at the children's daycare.  Go past lecture hall 32-123, and turn right before 32-141.  Go through the small passageway.</text:p>
          </table:table-cell>
          <table:table-cell table:style-name="2,2cel-Sheet1" office:value-type="string">
            <text:p>Go straight past 32-141 (which is on your right) until you reach a small library kiosk with computers on either side.  Hang a right until you see bathrooms on your right and stop.  You will have a cafeteria off to your left.</text:p>
          </table:table-cell>
          <table:table-cell table:style-name="2,2cel-Sheet1" office:value-type="string">
            <text:p>Orient yourself so the cafeteria is to your right.  Start walking until you reach a set of computers on your right, and loop around this kiosk on your right until you see a big white question mark, and stop at the information desk.</text:p>
          </table:table-cell>
          <table:table-cell table:style-name="2,2cel-Sheet1" office:value-type="string">
            <text:p>Walk toward the big white question mark, and hang a left before the library kiosk.  Loop around the cafe, go straight through the food court and turn a sharp left after the cashiers.</text:p>
          </table:table-cell>
          <table:table-cell table:style-name="2,2cel-Sheet1" office:value-type="string">
            <text:p>Start walking towards a group of coffee tables and you will see a small kiosk area with computers on either side -- a cafe will be off to your left.  Loop around the left of the cafe toward the food court and stop.  </text:p>
          </table:table-cell>
          <table:table-cell table:style-name="2,2cel-Sheet1" office:value-type="string">
            <text:p>Start walking towards a small group of coffee tables, and turn a sharp right before the coffee tables, and go down the main corridor.  You will pass lecture hall 32-123, and will go underneath a set of stairs.  Stop at the children's daycare.</text:p>
          </table:table-cell>
          <table:table-cell table:style-name="2,2cel-Sheet1" office:value-type="string">
            <text:p>Walk out of the area towards the main corridor.  Turn left around lecture hall 32-141 until you reach the passageway between halls 32-141 and 32-123.  Enter the passageway and stop.</text:p>
          </table:table-cell>
          <table:table-cell table:style-name="2,2cel-Sheet1" office:value-type="string">
            <text:p>Starting with the cafe on your right, walk straight down the main corridor until you reach lecture hall 32-123.  Entrance to the lecture hall is under the number 123.</text:p>
          </table:table-cell>
          <table:table-cell table:style-name="2,2cel-Sheet1" office:value-type="string">
            <text:p>Start walking towards the coffee tables, and turn a right down the main corridor.  You will have lecture hall 32-141 off to your left, and you can enter the lecture hall next to the number 141.</text:p>
          </table:table-cell>
          <table:table-cell/>
          <table:table-cell/>
          <table:table-cell/>
          <table:table-cell/>
          <table:table-cell/>
          <table:table-cell/>
          <table:table-cell/>
          <table:table-cell/>
        </table:table-row>
        <table:table-row table:style-name="_row-Sheet1">
          <table:table-cell table:style-name="15,1cel-Sheet1" office:value-type="date" office:date-value="2009-06-18T11:02:50">
            <text:p>6/18/2009 11:02:50</text:p>
          </table:table-cell>
          <table:table-cell table:style-name="2,2cel-Sheet1" office:value-type="string">
            <text:p>Subject 25</text:p>
          </table:table-cell>
          <table:table-cell table:style-name="2,2cel-Sheet1" office:value-type="string">
            <text:p>Stata 1st Floor</text:p>
          </table:table-cell>
          <table:table-cell table:style-name="2,2cel-Sheet1" office:value-type="string">
            <text:p>Have your back facing the exit signs.  Walk straight towards the huge question mark in the near distance.  Pass the question mark and walk straight, passing huge white columns.  Pass through straight through a small seated area and walk into the open space.  Keep going, keeping the yellow wall on your left, and under the stairs.  Make a right before the double exit doors and you will see the elevators.</text:p>
          </table:table-cell>
          <table:table-cell table:style-name="2,2cel-Sheet1" office:value-type="string">
            <text:p>OK.  Keep walking on the same floor, straight.  Pass the staircases on your left.  Keep on going through, under the stairs, keeping the yellow wall on your right.  Turn right around the corner after you see a blackboard to "Girl scout cookies are here".  You should be in an area with a window looking into a gym on your left.</text:p>
          </table:table-cell>
          <table:table-cell table:style-name="2,2cel-Sheet1" office:value-type="string">
            <text:p>A huge artwork with smiling people should be on your left-hand side.  Walk straight towards glass frosted doors that say "MIT Libraries".  There is a cafe slightly to the right in the distance.  Walk toward it, and pass the service counter on your left.  You should be standing in front of glass exit doors and patterned "cafe glass" on your left.</text:p>
          </table:table-cell>
          <table:table-cell table:style-name="2,2cel-Sheet1" office:value-type="string">
            <text:p>Stand with your back to the exit doors.  Pass the cafe on your right.  Make a right directly after the cafe, and into a seating area.  Walk towards the big question mark. </text:p>
          </table:table-cell>
          <table:table-cell table:style-name="2,2cel-Sheet1" office:value-type="string">
            <text:p>Keep your back to the exit doors walk toward the light-up question mark, and pass it on your left.  There's a black sign up above that has  number 32.  Walk towards the washroom turning the corner and keeping the cafe on your left. pass the fancy "cafe glass" on your left and turn left into a eating area.</text:p>
          </table:table-cell>
          <table:table-cell table:style-name="2,2cel-Sheet1" office:value-type="string">
            <text:p>Keep the elevators on your left.  Walk towards the cafe.  Pass the first cafe counter with cookies on your left as if you are about to pay.  There's big lettering that says "soup deli" or "deli soup", I dunno.  Order soup.</text:p>
          </table:table-cell>
          <table:table-cell table:style-name="2,2cel-Sheet1" office:value-type="string">
            <text:p>Keep the elevators on your left.  Walk forward and turn right into the seating area.  Keep walking straight into an open area.  See the number 144 on a yellow wall on your right.  Walk straight until you get to an area with the yellow wall on your left. Walk  under a staircase.</text:p>
          </table:table-cell>
          <table:table-cell table:style-name="2,2cel-Sheet1" office:value-type="string">
            <text:p>Keep the whole railing area on your left.  Walk straight until you see the number 123 on a yellow wall on your left.  Make a left, towards a hallway with a window looking into a gym.</text:p>
          </table:table-cell>
          <table:table-cell table:style-name="2,2cel-Sheet1" office:value-type="string">
            <text:p>Keep the cafe to your right, and walk straight into an open area, keep going straight until you see a number 123 on a yellow wall to your left.  Go under, through the doors into an auditorium.  </text:p>
          </table:table-cell>
          <table:table-cell table:style-name="2,2cel-Sheet1" office:value-type="string">
            <text:p>Keep the elevators on your left.  Turn right around the corner into an area with red tabletops.  Walk straight until you see a blue wall on your left with the number 141 on your left.  Walk into the classroom 32-141.</text:p>
          </table:table-cell>
          <table:table-cell/>
          <table:table-cell/>
          <table:table-cell/>
          <table:table-cell/>
          <table:table-cell/>
          <table:table-cell/>
          <table:table-cell/>
          <table:table-cell/>
        </table:table-row>
        <table:table-row table:style-name="_row-Sheet1">
          <table:table-cell table:style-name="16,1cel-Sheet1" office:value-type="date" office:date-value="2009-06-19T12:42:51">
            <text:p>6/19/2009 12:42:51</text:p>
          </table:table-cell>
          <table:table-cell table:style-name="2,2cel-Sheet1" office:value-type="string">
            <text:p>Subject 30</text:p>
          </table:table-cell>
          <table:table-cell table:style-name="2,2cel-Sheet1" office:value-type="string">
            <text:p>Stata 1st Floor</text:p>
          </table:table-cell>
          <table:table-cell table:style-name="2,2cel-Sheet1" office:value-type="string">
            <text:p>Start at the picture of multiple carpets on your right and move straight ahead, without turning, you will pass in this order: a question mark, an image of vats of dyers on your right, an image of a cote d'ivoire village on your right a curvy staircase that you will not take.  Continue to move through the building, which turns right.  Your end point is right outside the doors leading to vassar st.</text:p>
          </table:table-cell>
          <table:table-cell table:style-name="2,2cel-Sheet1" office:value-type="string">
            <text:p>Start at the vassar st. doors, move thru the building.  When at 32-123, take a right past the glass windows of hte gym and you are at your end point.</text:p>
          </table:table-cell>
          <table:table-cell table:style-name="2,2cel-Sheet1" office:value-type="string">
            <text:p>Start at the image of the cote D'ivoire village, with your back facing the image, move left towards the coffee shop.  Move straight past the coffee shop and into the food service area.  You are at your endpoint with the words 'deli', 'soup', and 'oven' over you.</text:p>
          </table:table-cell>
          <table:table-cell table:style-name="2,2cel-Sheet1" office:value-type="string">
            <text:p>Start at the food service area and move past the coffee shop towards the MIT Libraries cubicle.  Go right around the cubicle, clockwise, turning towards the big question mark on your right, which is your endpoint.</text:p>
          </table:table-cell>
          <table:table-cell table:style-name="2,2cel-Sheet1" office:value-type="string">
            <text:p>Start at the image of the carpets on your right and move towards the question mark and towards the MIT Libraries cubicle.  Go around the Libraries cubicle, counterclockwise, past the coffee area on your left and the water fountains on your right.  just before the the glass exit doors turn left into a sitting area and this is your endpoint.</text:p>
            <text:p/>
          </table:table-cell>
          <table:table-cell table:style-name="2,2cel-Sheet1" office:value-type="string">
            <text:p>Start at the elevators to the Gates tower and move towards the main stata building.  Go straight past the MIT Libraries cubicle, past the coffee shop.  Move towards the sushi shelves on your left, right after the coffee shop and stop in the aisle between the food service area and the 'to-go' items.</text:p>
          </table:table-cell>
          <table:table-cell table:style-name="2,2cel-Sheet1" office:value-type="string">
            <text:p>Start at the elevators to the Gates tower, and move into stata and turn right towards the center of the building.  Move past classrooms 144, 141, and 123 in this order.  Stop right at the base of the spiral stairs.</text:p>
          </table:table-cell>
          <table:table-cell table:style-name="2,2cel-Sheet1" office:value-type="string">
            <text:p>Start at the elevators just before 32-141; this space has a glass ceiling.  Move towards 32-141, away from the MIT Libraries cubicle.  Before the first door to 32-123 that you pass, move towards the gym and stop at the glass windows that look into the gym.</text:p>
          </table:table-cell>
          <table:table-cell table:style-name="2,2cel-Sheet1" office:value-type="string">
            <text:p>Start at the water fountains and move past the coffee shop into the central part of the building, which would be to the right.  Move past 32-144 and 32-141.  32-123 comes next and this is your endpoint, to your left.</text:p>
          </table:table-cell>
          <table:table-cell table:style-name="2,2cel-Sheet1" office:value-type="string">
            <text:p>Start at the elevators of the Gates tower, move into Stata, past the MIT Libraries cubicle and then to the right into the center of the building.  You will pass classroom 32-144, keep moving right through the building.  32-141 comes next, on your left.</text:p>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table:table table:name="Correctness">
        <table:table-column table:style-name="_col-Correctness" table:number-columns-repeated="11" table:default-cell-style-name="Default"/>
        <table:table-column table:style-name="12col-Correctness" table:default-cell-style-name="Default"/>
        <table:table-column table:style-name="_col-Correctness" table:number-columns-repeated="8" table:default-cell-style-name="Default"/>
        <table:table-row table:style-name="_row-Correctness">
          <table:table-cell office:value-type="string">
            <text:p>Question</text:p>
          </table:table-cell>
          <table:table-cell table:style-name="1,2cel-Correctness" office:value-type="float" office:value="1">
            <text:p>1</text:p>
          </table:table-cell>
          <table:table-cell table:style-name="1,3cel-Correctness" office:value-type="float" office:value="2">
            <text:p>2</text:p>
          </table:table-cell>
          <table:table-cell table:style-name="1,4cel-Correctness" office:value-type="float" office:value="3">
            <text:p>3</text:p>
          </table:table-cell>
          <table:table-cell table:style-name="1,5cel-Correctness" office:value-type="float" office:value="4">
            <text:p>4</text:p>
          </table:table-cell>
          <table:table-cell table:style-name="1,6cel-Correctness" office:value-type="float" office:value="5">
            <text:p>5</text:p>
          </table:table-cell>
          <table:table-cell table:style-name="1,7cel-Correctness" office:value-type="float" office:value="6">
            <text:p>6</text:p>
          </table:table-cell>
          <table:table-cell table:style-name="1,8cel-Correctness" office:value-type="float" office:value="7">
            <text:p>7</text:p>
          </table:table-cell>
          <table:table-cell table:style-name="1,9cel-Correctness" office:value-type="float" office:value="8">
            <text:p>8</text:p>
          </table:table-cell>
          <table:table-cell table:style-name="1,10cel-Correctness" office:value-type="float" office:value="9">
            <text:p>9</text:p>
          </table:table-cell>
          <table:table-cell table:style-name="1,11cel-Correctness" office:value-type="float" office:value="10">
            <text:p>10</text:p>
          </table:table-cell>
          <table:table-cell/>
          <table:table-cell/>
          <table:table-cell/>
          <table:table-cell/>
          <table:table-cell/>
          <table:table-cell/>
          <table:table-cell/>
          <table:table-cell/>
          <table:table-cell/>
        </table:table-row>
        <table:table-row table:style-name="_row-Correctness">
          <table:table-cell office:value-type="string">
            <text:p>Subject 02</text:p>
          </table:table-cell>
          <table:table-cell table:style-name="2,2cel-Correctness" office:value-type="float" office:value="1">
            <text:p>1</text:p>
          </table:table-cell>
          <table:table-cell table:style-name="2,3cel-Correctness" office:value-type="float" office:value="1">
            <text:p>1</text:p>
          </table:table-cell>
          <table:table-cell table:style-name="2,4cel-Correctness" office:value-type="float" office:value="1">
            <text:p>1</text:p>
          </table:table-cell>
          <table:table-cell table:style-name="2,5cel-Correctness" office:value-type="float" office:value="1">
            <text:p>1</text:p>
          </table:table-cell>
          <table:table-cell table:style-name="2,6cel-Correctness" office:value-type="float" office:value="1">
            <text:p>1</text:p>
          </table:table-cell>
          <table:table-cell table:style-name="2,7cel-Correctness" office:value-type="float" office:value="1">
            <text:p>1</text:p>
          </table:table-cell>
          <table:table-cell table:style-name="2,8cel-Correctness" office:value-type="float" office:value="1">
            <text:p>1</text:p>
          </table:table-cell>
          <table:table-cell table:style-name="2,9cel-Correctness" office:value-type="float" office:value="1">
            <text:p>1</text:p>
          </table:table-cell>
          <table:table-cell table:style-name="2,10cel-Correctness" office:value-type="float" office:value="1">
            <text:p>1</text:p>
          </table:table-cell>
          <table:table-cell table:style-name="2,11cel-Correctness" office:value-type="float" office:value="1">
            <text:p>1</text:p>
          </table:table-cell>
          <table:table-cell/>
          <table:table-cell/>
          <table:table-cell/>
          <table:table-cell/>
          <table:table-cell/>
          <table:table-cell/>
          <table:table-cell/>
          <table:table-cell/>
          <table:table-cell/>
        </table:table-row>
        <table:table-row table:style-name="_row-Correctness">
          <table:table-cell office:value-type="string">
            <text:p>Subject 03</text:p>
          </table:table-cell>
          <table:table-cell table:style-name="3,2cel-Correctness" office:value-type="float" office:value="1">
            <text:p>1</text:p>
          </table:table-cell>
          <table:table-cell table:style-name="3,3cel-Correctness" office:value-type="float" office:value="1">
            <text:p>1</text:p>
          </table:table-cell>
          <table:table-cell table:style-name="3,4cel-Correctness" office:value-type="float" office:value="1">
            <text:p>1</text:p>
          </table:table-cell>
          <table:table-cell table:style-name="3,5cel-Correctness" office:value-type="float" office:value="1">
            <text:p>1</text:p>
          </table:table-cell>
          <table:table-cell table:style-name="3,6cel-Correctness" office:value-type="float" office:value="1">
            <text:p>1</text:p>
          </table:table-cell>
          <table:table-cell table:style-name="3,7cel-Correctness" office:value-type="float" office:value="1">
            <text:p>1</text:p>
          </table:table-cell>
          <table:table-cell table:style-name="3,8cel-Correctness" office:value-type="float" office:value="1">
            <text:p>1</text:p>
          </table:table-cell>
          <table:table-cell table:style-name="3,9cel-Correctness" office:value-type="float" office:value="0">
            <text:p>0</text:p>
          </table:table-cell>
          <table:table-cell table:style-name="3,10cel-Correctness" office:value-type="float" office:value="0">
            <text:p>0</text:p>
          </table:table-cell>
          <table:table-cell table:style-name="3,11cel-Correctness" office:value-type="float" office:value="1">
            <text:p>1</text:p>
          </table:table-cell>
          <table:table-cell office:value-type="string">
            <text:p>On question 1, left and right are confused.  On question 8, the start was confusing.  On question 9, left and right were confused.</text:p>
          </table:table-cell>
          <table:table-cell/>
          <table:table-cell/>
          <table:table-cell/>
          <table:table-cell/>
          <table:table-cell/>
          <table:table-cell/>
          <table:table-cell/>
          <table:table-cell/>
        </table:table-row>
        <table:table-row table:style-name="_row-Correctness">
          <table:table-cell office:value-type="string">
            <text:p>Subject 05</text:p>
          </table:table-cell>
          <table:table-cell table:style-name="4,2cel-Correctness" office:value-type="float" office:value="1">
            <text:p>1</text:p>
          </table:table-cell>
          <table:table-cell table:style-name="4,3cel-Correctness" office:value-type="float" office:value="1">
            <text:p>1</text:p>
          </table:table-cell>
          <table:table-cell table:style-name="4,4cel-Correctness" office:value-type="float" office:value="1">
            <text:p>1</text:p>
          </table:table-cell>
          <table:table-cell table:style-name="4,5cel-Correctness" office:value-type="float" office:value="1">
            <text:p>1</text:p>
          </table:table-cell>
          <table:table-cell table:style-name="4,6cel-Correctness" office:value-type="float" office:value="-1">
            <text:p>-1</text:p>
          </table:table-cell>
          <table:table-cell table:style-name="4,7cel-Correctness" office:value-type="float" office:value="1">
            <text:p>1</text:p>
          </table:table-cell>
          <table:table-cell table:style-name="4,8cel-Correctness" office:value-type="float" office:value="-1">
            <text:p>-1</text:p>
          </table:table-cell>
          <table:table-cell table:style-name="4,9cel-Correctness" office:value-type="float" office:value="1">
            <text:p>1</text:p>
          </table:table-cell>
          <table:table-cell table:style-name="4,10cel-Correctness" office:value-type="float" office:value="0">
            <text:p>0</text:p>
          </table:table-cell>
          <table:table-cell table:style-name="4,11cel-Correctness" office:value-type="float" office:value="1">
            <text:p>1</text:p>
          </table:table-cell>
          <table:table-cell office:value-type="string">
            <text:p>Question 5, probably completely confused.  Question 7, confusion about end, did not find properly.  Question 9, confusion about the start.</text:p>
          </table:table-cell>
          <table:table-cell/>
          <table:table-cell/>
          <table:table-cell/>
          <table:table-cell/>
          <table:table-cell/>
          <table:table-cell/>
          <table:table-cell/>
          <table:table-cell/>
        </table:table-row>
        <table:table-row table:style-name="_row-Correctness">
          <table:table-cell office:value-type="string">
            <text:p>Subject 07</text:p>
          </table:table-cell>
          <table:table-cell table:style-name="5,2cel-Correctness" office:value-type="float" office:value="1">
            <text:p>1</text:p>
          </table:table-cell>
          <table:table-cell table:style-name="5,3cel-Correctness" office:value-type="float" office:value="-1">
            <text:p>-1</text:p>
          </table:table-cell>
          <table:table-cell table:style-name="5,4cel-Correctness" office:value-type="float" office:value="1">
            <text:p>1</text:p>
          </table:table-cell>
          <table:table-cell table:style-name="5,5cel-Correctness" office:value-type="float" office:value="1">
            <text:p>1</text:p>
          </table:table-cell>
          <table:table-cell table:style-name="5,6cel-Correctness" office:value-type="float" office:value="1">
            <text:p>1</text:p>
          </table:table-cell>
          <table:table-cell table:style-name="5,7cel-Correctness" office:value-type="float" office:value="1">
            <text:p>1</text:p>
          </table:table-cell>
          <table:table-cell table:style-name="5,8cel-Correctness" office:value-type="float" office:value="1">
            <text:p>1</text:p>
          </table:table-cell>
          <table:table-cell table:style-name="5,9cel-Correctness" office:value-type="float" office:value="1">
            <text:p>1</text:p>
          </table:table-cell>
          <table:table-cell table:style-name="5,10cel-Correctness" office:value-type="float" office:value="1">
            <text:p>1</text:p>
          </table:table-cell>
          <table:table-cell table:style-name="5,11cel-Correctness" office:value-type="float" office:value="1">
            <text:p>1</text:p>
          </table:table-cell>
          <table:table-cell office:value-type="string">
            <text:p>Question 4, trash cans were missed.  Question 2 was to the wrong destination ("wrong direction set")</text:p>
          </table:table-cell>
          <table:table-cell/>
          <table:table-cell/>
          <table:table-cell/>
          <table:table-cell/>
          <table:table-cell/>
          <table:table-cell/>
          <table:table-cell/>
          <table:table-cell/>
        </table:table-row>
        <table:table-row table:style-name="_row-Correctness">
          <table:table-cell office:value-type="string">
            <text:p>Subject 08</text:p>
          </table:table-cell>
          <table:table-cell table:style-name="6,2cel-Correctness" office:value-type="float" office:value="1">
            <text:p>1</text:p>
          </table:table-cell>
          <table:table-cell table:style-name="6,3cel-Correctness" office:value-type="float" office:value="1">
            <text:p>1</text:p>
          </table:table-cell>
          <table:table-cell table:style-name="6,4cel-Correctness" office:value-type="float" office:value="1">
            <text:p>1</text:p>
          </table:table-cell>
          <table:table-cell table:style-name="6,5cel-Correctness" office:value-type="float" office:value="1">
            <text:p>1</text:p>
          </table:table-cell>
          <table:table-cell table:style-name="6,6cel-Correctness" office:value-type="float" office:value="1">
            <text:p>1</text:p>
          </table:table-cell>
          <table:table-cell table:style-name="6,7cel-Correctness" office:value-type="float" office:value="1">
            <text:p>1</text:p>
          </table:table-cell>
          <table:table-cell table:style-name="6,8cel-Correctness" office:value-type="float" office:value="-1">
            <text:p>-1</text:p>
          </table:table-cell>
          <table:table-cell table:style-name="6,9cel-Correctness" office:value-type="float" office:value="1">
            <text:p>1</text:p>
          </table:table-cell>
          <table:table-cell table:style-name="6,10cel-Correctness" office:value-type="float" office:value="1">
            <text:p>1</text:p>
          </table:table-cell>
          <table:table-cell table:style-name="6,11cel-Correctness" office:value-type="float" office:value="1">
            <text:p>1</text:p>
          </table:table-cell>
          <table:table-cell office:value-type="string">
            <text:p>Question 7, the end point was not well defined and it was not followed correctly.  Question 2, the yellow wall was ambiguous.  Question 10, followed correctly, but had trouble finding windmill print.  Question 6, followed correctly, but cow reference was difficult to find.  </text:p>
          </table:table-cell>
          <table:table-cell/>
          <table:table-cell/>
          <table:table-cell/>
          <table:table-cell/>
          <table:table-cell/>
          <table:table-cell/>
          <table:table-cell/>
          <table:table-cell/>
        </table:table-row>
        <table:table-row table:style-name="_row-Correctness">
          <table:table-cell office:value-type="string">
            <text:p>Subject 09</text:p>
          </table:table-cell>
          <table:table-cell table:style-name="7,2cel-Correctness" office:value-type="float" office:value="1">
            <text:p>1</text:p>
          </table:table-cell>
          <table:table-cell table:style-name="7,3cel-Correctness" office:value-type="float" office:value="1">
            <text:p>1</text:p>
          </table:table-cell>
          <table:table-cell table:style-name="7,4cel-Correctness" office:value-type="float" office:value="1">
            <text:p>1</text:p>
          </table:table-cell>
          <table:table-cell table:style-name="7,5cel-Correctness" office:value-type="float" office:value="1">
            <text:p>1</text:p>
          </table:table-cell>
          <table:table-cell table:style-name="7,6cel-Correctness" office:value-type="float" office:value="1">
            <text:p>1</text:p>
          </table:table-cell>
          <table:table-cell table:style-name="7,7cel-Correctness" office:value-type="float" office:value="1">
            <text:p>1</text:p>
          </table:table-cell>
          <table:table-cell table:style-name="7,8cel-Correctness" office:value-type="float" office:value="1">
            <text:p>1</text:p>
          </table:table-cell>
          <table:table-cell table:style-name="7,9cel-Correctness" office:value-type="float" office:value="1">
            <text:p>1</text:p>
          </table:table-cell>
          <table:table-cell table:style-name="7,10cel-Correctness" office:value-type="float" office:value="1">
            <text:p>1</text:p>
          </table:table-cell>
          <table:table-cell table:style-name="7,11cel-Correctness" office:value-type="float" office:value="1">
            <text:p>1</text:p>
          </table:table-cell>
          <table:table-cell office:value-type="string">
            <text:p>all okay</text:p>
          </table:table-cell>
          <table:table-cell/>
          <table:table-cell/>
          <table:table-cell/>
          <table:table-cell/>
          <table:table-cell/>
          <table:table-cell/>
          <table:table-cell/>
          <table:table-cell/>
        </table:table-row>
        <table:table-row table:style-name="_row-Correctness">
          <table:table-cell office:value-type="string">
            <text:p>Subject 12</text:p>
          </table:table-cell>
          <table:table-cell table:style-name="8,2cel-Correctness" office:value-type="float" office:value="0">
            <text:p>0</text:p>
          </table:table-cell>
          <table:table-cell table:style-name="8,3cel-Correctness" office:value-type="float" office:value="1">
            <text:p>1</text:p>
          </table:table-cell>
          <table:table-cell table:style-name="8,4cel-Correctness" office:value-type="float" office:value="1">
            <text:p>1</text:p>
          </table:table-cell>
          <table:table-cell table:style-name="8,5cel-Correctness" office:value-type="float" office:value="1">
            <text:p>1</text:p>
          </table:table-cell>
          <table:table-cell table:style-name="8,6cel-Correctness" office:value-type="float" office:value="1">
            <text:p>1</text:p>
          </table:table-cell>
          <table:table-cell table:style-name="8,7cel-Correctness" office:value-type="float" office:value="1">
            <text:p>1</text:p>
          </table:table-cell>
          <table:table-cell table:style-name="8,8cel-Correctness" office:value-type="float" office:value="1">
            <text:p>1</text:p>
          </table:table-cell>
          <table:table-cell table:style-name="8,9cel-Correctness" office:value-type="float" office:value="1">
            <text:p>1</text:p>
          </table:table-cell>
          <table:table-cell table:style-name="8,10cel-Correctness" office:value-type="float" office:value="-1">
            <text:p>-1</text:p>
          </table:table-cell>
          <table:table-cell table:style-name="8,11cel-Correctness" office:value-type="float" office:value="1">
            <text:p>1</text:p>
          </table:table-cell>
          <table:table-cell office:value-type="string">
            <text:p>Questionable direction set because of use of yardage.  </text:p>
          </table:table-cell>
          <table:table-cell/>
          <table:table-cell/>
          <table:table-cell/>
          <table:table-cell/>
          <table:table-cell/>
          <table:table-cell/>
          <table:table-cell/>
          <table:table-cell/>
        </table:table-row>
        <table:table-row table:style-name="_row-Correctness">
          <table:table-cell office:value-type="string">
            <text:p>Subject 15</text:p>
          </table:table-cell>
          <table:table-cell table:style-name="9,2cel-Correctness" office:value-type="float" office:value="1">
            <text:p>1</text:p>
          </table:table-cell>
          <table:table-cell table:style-name="9,3cel-Correctness" office:value-type="float" office:value="1">
            <text:p>1</text:p>
          </table:table-cell>
          <table:table-cell table:style-name="9,4cel-Correctness" office:value-type="float" office:value="1">
            <text:p>1</text:p>
          </table:table-cell>
          <table:table-cell table:style-name="9,5cel-Correctness" office:value-type="float" office:value="1">
            <text:p>1</text:p>
          </table:table-cell>
          <table:table-cell table:style-name="9,6cel-Correctness" office:value-type="float" office:value="1">
            <text:p>1</text:p>
          </table:table-cell>
          <table:table-cell table:style-name="9,7cel-Correctness" office:value-type="float" office:value="1">
            <text:p>1</text:p>
          </table:table-cell>
          <table:table-cell table:style-name="9,8cel-Correctness" office:value-type="float" office:value="1">
            <text:p>1</text:p>
          </table:table-cell>
          <table:table-cell table:style-name="9,9cel-Correctness" office:value-type="float" office:value="1">
            <text:p>1</text:p>
          </table:table-cell>
          <table:table-cell table:style-name="9,10cel-Correctness" office:value-type="float" office:value="1">
            <text:p>1</text:p>
          </table:table-cell>
          <table:table-cell table:style-name="9,11cel-Correctness" office:value-type="float" office:value="1">
            <text:p>1</text:p>
          </table:table-cell>
          <table:table-cell office:value-type="string">
            <text:p>all okay, but directions use roboto.  Not really natural language per se.</text:p>
          </table:table-cell>
          <table:table-cell/>
          <table:table-cell/>
          <table:table-cell/>
          <table:table-cell/>
          <table:table-cell/>
          <table:table-cell/>
          <table:table-cell/>
          <table:table-cell/>
        </table:table-row>
        <table:table-row table:style-name="_row-Correctness">
          <table:table-cell office:value-type="string">
            <text:p>Subject 16</text:p>
          </table:table-cell>
          <table:table-cell table:style-name="10,2cel-Correctness" office:value-type="float" office:value="0">
            <text:p>0</text:p>
          </table:table-cell>
          <table:table-cell table:style-name="10,3cel-Correctness" office:value-type="float" office:value="-1">
            <text:p>-1</text:p>
          </table:table-cell>
          <table:table-cell table:style-name="10,4cel-Correctness" office:value-type="float" office:value="0">
            <text:p>0</text:p>
          </table:table-cell>
          <table:table-cell table:style-name="10,5cel-Correctness" office:value-type="float" office:value="1">
            <text:p>1</text:p>
          </table:table-cell>
          <table:table-cell table:style-name="10,6cel-Correctness" office:value-type="float" office:value="1">
            <text:p>1</text:p>
          </table:table-cell>
          <table:table-cell table:style-name="10,7cel-Correctness" office:value-type="float" office:value="-1">
            <text:p>-1</text:p>
          </table:table-cell>
          <table:table-cell table:style-name="10,8cel-Correctness" office:value-type="float" office:value="-1">
            <text:p>-1</text:p>
          </table:table-cell>
          <table:table-cell table:style-name="10,9cel-Correctness" office:value-type="float" office:value="-1">
            <text:p>-1</text:p>
          </table:table-cell>
          <table:table-cell table:style-name="10,10cel-Correctness" office:value-type="float" office:value="0">
            <text:p>0</text:p>
          </table:table-cell>
          <table:table-cell table:style-name="10,11cel-Correctness" office:value-type="float" office:value="-1">
            <text:p>-1</text:p>
          </table:table-cell>
          <table:table-cell office:value-type="string">
            <text:p>If we can infer the first question, we're all set.  Vague directions.</text:p>
          </table:table-cell>
          <table:table-cell/>
          <table:table-cell/>
          <table:table-cell/>
          <table:table-cell/>
          <table:table-cell/>
          <table:table-cell/>
          <table:table-cell/>
          <table:table-cell/>
        </table:table-row>
        <table:table-row table:style-name="_row-Correctness">
          <table:table-cell office:value-type="string">
            <text:p>Subject 19</text:p>
          </table:table-cell>
          <table:table-cell table:style-name="11,2cel-Correctness" office:value-type="float" office:value="1">
            <text:p>1</text:p>
          </table:table-cell>
          <table:table-cell table:style-name="11,3cel-Correctness" office:value-type="float" office:value="1">
            <text:p>1</text:p>
          </table:table-cell>
          <table:table-cell table:style-name="11,4cel-Correctness" office:value-type="float" office:value="1">
            <text:p>1</text:p>
          </table:table-cell>
          <table:table-cell table:style-name="11,5cel-Correctness" office:value-type="float" office:value="1">
            <text:p>1</text:p>
          </table:table-cell>
          <table:table-cell table:style-name="11,6cel-Correctness" office:value-type="float" office:value="1">
            <text:p>1</text:p>
          </table:table-cell>
          <table:table-cell table:style-name="11,7cel-Correctness" office:value-type="float" office:value="1">
            <text:p>1</text:p>
          </table:table-cell>
          <table:table-cell table:style-name="11,8cel-Correctness" office:value-type="float" office:value="1">
            <text:p>1</text:p>
          </table:table-cell>
          <table:table-cell table:style-name="11,9cel-Correctness" office:value-type="float" office:value="1">
            <text:p>1</text:p>
          </table:table-cell>
          <table:table-cell table:style-name="11,10cel-Correctness" office:value-type="float" office:value="1">
            <text:p>1</text:p>
          </table:table-cell>
          <table:table-cell table:style-name="11,11cel-Correctness" office:value-type="float" office:value="1">
            <text:p>1</text:p>
          </table:table-cell>
          <table:table-cell office:value-type="string">
            <text:p>all okay</text:p>
          </table:table-cell>
          <table:table-cell/>
          <table:table-cell/>
          <table:table-cell/>
          <table:table-cell/>
          <table:table-cell/>
          <table:table-cell/>
          <table:table-cell/>
          <table:table-cell/>
        </table:table-row>
        <table:table-row table:style-name="_row-Correctness">
          <table:table-cell office:value-type="string">
            <text:p>subject 22</text:p>
          </table:table-cell>
          <table:table-cell table:style-name="12,2cel-Correctness" office:value-type="float" office:value="1">
            <text:p>1</text:p>
          </table:table-cell>
          <table:table-cell table:style-name="12,3cel-Correctness" office:value-type="float" office:value="1">
            <text:p>1</text:p>
          </table:table-cell>
          <table:table-cell table:style-name="12,4cel-Correctness" office:value-type="float" office:value="1">
            <text:p>1</text:p>
          </table:table-cell>
          <table:table-cell table:style-name="12,5cel-Correctness" office:value-type="float" office:value="1">
            <text:p>1</text:p>
          </table:table-cell>
          <table:table-cell table:style-name="12,6cel-Correctness" office:value-type="float" office:value="1">
            <text:p>1</text:p>
          </table:table-cell>
          <table:table-cell table:style-name="12,7cel-Correctness" office:value-type="float" office:value="-1">
            <text:p>-1</text:p>
          </table:table-cell>
          <table:table-cell table:style-name="12,8cel-Correctness" office:value-type="float" office:value="1">
            <text:p>1</text:p>
          </table:table-cell>
          <table:table-cell table:style-name="12,9cel-Correctness" office:value-type="float" office:value="1">
            <text:p>1</text:p>
          </table:table-cell>
          <table:table-cell table:style-name="12,10cel-Correctness" office:value-type="float" office:value="1">
            <text:p>1</text:p>
          </table:table-cell>
          <table:table-cell table:style-name="12,11cel-Correctness" office:value-type="float" office:value="1">
            <text:p>1</text:p>
          </table:table-cell>
          <table:table-cell office:value-type="string">
            <text:p>worth checking, but looks like 6 has a circle on it</text:p>
          </table:table-cell>
          <table:table-cell/>
          <table:table-cell/>
          <table:table-cell/>
          <table:table-cell/>
          <table:table-cell/>
          <table:table-cell/>
          <table:table-cell/>
          <table:table-cell/>
        </table:table-row>
        <table:table-row table:style-name="_row-Correctness">
          <table:table-cell office:value-type="string">
            <text:p>subject 23</text:p>
          </table:table-cell>
          <table:table-cell table:style-name="13,2cel-Correctness" office:value-type="float" office:value="1">
            <text:p>1</text:p>
          </table:table-cell>
          <table:table-cell table:style-name="13,3cel-Correctness" office:value-type="float" office:value="1">
            <text:p>1</text:p>
          </table:table-cell>
          <table:table-cell table:style-name="13,4cel-Correctness" office:value-type="float" office:value="-1">
            <text:p>-1</text:p>
          </table:table-cell>
          <table:table-cell table:style-name="13,5cel-Correctness" office:value-type="float" office:value="1">
            <text:p>1</text:p>
          </table:table-cell>
          <table:table-cell table:style-name="13,6cel-Correctness" office:value-type="float" office:value="1">
            <text:p>1</text:p>
          </table:table-cell>
          <table:table-cell table:style-name="13,7cel-Correctness" office:value-type="float" office:value="1">
            <text:p>1</text:p>
          </table:table-cell>
          <table:table-cell table:style-name="13,8cel-Correctness" office:value-type="float" office:value="1">
            <text:p>1</text:p>
          </table:table-cell>
          <table:table-cell table:style-name="13,9cel-Correctness" office:value-type="float" office:value="1">
            <text:p>1</text:p>
          </table:table-cell>
          <table:table-cell table:style-name="13,10cel-Correctness" office:value-type="float" office:value="1">
            <text:p>1</text:p>
          </table:table-cell>
          <table:table-cell table:style-name="13,11cel-Correctness" office:value-type="float" office:value="1">
            <text:p>1</text:p>
          </table:table-cell>
          <table:table-cell office:value-type="string">
            <text:p>problem with directions for 3</text:p>
          </table:table-cell>
          <table:table-cell/>
          <table:table-cell/>
          <table:table-cell/>
          <table:table-cell/>
          <table:table-cell/>
          <table:table-cell/>
          <table:table-cell/>
          <table:table-cell/>
        </table:table-row>
        <table:table-row table:style-name="_row-Correctness">
          <table:table-cell office:value-type="string">
            <text:p>subject 24</text:p>
          </table:table-cell>
          <table:table-cell table:style-name="14,2cel-Correctness" office:value-type="float" office:value="1">
            <text:p>1</text:p>
          </table:table-cell>
          <table:table-cell table:style-name="14,3cel-Correctness" office:value-type="float" office:value="1">
            <text:p>1</text:p>
          </table:table-cell>
          <table:table-cell table:style-name="14,4cel-Correctness" office:value-type="float" office:value="-1">
            <text:p>-1</text:p>
          </table:table-cell>
          <table:table-cell table:style-name="14,5cel-Correctness" office:value-type="float" office:value="1">
            <text:p>1</text:p>
          </table:table-cell>
          <table:table-cell table:style-name="14,6cel-Correctness" office:value-type="float" office:value="1">
            <text:p>1</text:p>
          </table:table-cell>
          <table:table-cell table:style-name="14,7cel-Correctness" office:value-type="float" office:value="1">
            <text:p>1</text:p>
          </table:table-cell>
          <table:table-cell table:style-name="14,8cel-Correctness" office:value-type="float" office:value="1">
            <text:p>1</text:p>
          </table:table-cell>
          <table:table-cell table:style-name="14,9cel-Correctness" office:value-type="float" office:value="1">
            <text:p>1</text:p>
          </table:table-cell>
          <table:table-cell table:style-name="14,10cel-Correctness" office:value-type="float" office:value="1">
            <text:p>1</text:p>
          </table:table-cell>
          <table:table-cell table:style-name="14,11cel-Correctness" office:value-type="float" office:value="1">
            <text:p>1</text:p>
          </table:table-cell>
          <table:table-cell office:value-type="string">
            <text:p>question3: stops at cafeteria instead of exit? (can't read last word)</text:p>
          </table:table-cell>
          <table:table-cell/>
          <table:table-cell/>
          <table:table-cell/>
          <table:table-cell/>
          <table:table-cell/>
          <table:table-cell/>
          <table:table-cell/>
          <table:table-cell/>
        </table:table-row>
        <table:table-row table:style-name="_row-Correctness">
          <table:table-cell office:value-type="string">
            <text:p>subject 25</text:p>
          </table:table-cell>
          <table:table-cell table:style-name="15,2cel-Correctness" office:value-type="float" office:value="1">
            <text:p>1</text:p>
          </table:table-cell>
          <table:table-cell table:style-name="15,3cel-Correctness" office:value-type="float" office:value="1">
            <text:p>1</text:p>
          </table:table-cell>
          <table:table-cell table:style-name="15,4cel-Correctness" office:value-type="float" office:value="1">
            <text:p>1</text:p>
          </table:table-cell>
          <table:table-cell table:style-name="15,5cel-Correctness" office:value-type="float" office:value="1">
            <text:p>1</text:p>
          </table:table-cell>
          <table:table-cell table:style-name="15,6cel-Correctness" office:value-type="float" office:value="1">
            <text:p>1</text:p>
          </table:table-cell>
          <table:table-cell table:style-name="15,7cel-Correctness" office:value-type="float" office:value="1">
            <text:p>1</text:p>
          </table:table-cell>
          <table:table-cell table:style-name="15,8cel-Correctness" office:value-type="float" office:value="1">
            <text:p>1</text:p>
          </table:table-cell>
          <table:table-cell table:style-name="15,9cel-Correctness" office:value-type="float" office:value="1">
            <text:p>1</text:p>
          </table:table-cell>
          <table:table-cell table:style-name="15,10cel-Correctness" office:value-type="float" office:value="1">
            <text:p>1</text:p>
          </table:table-cell>
          <table:table-cell table:style-name="15,11cel-Correctness" office:value-type="float" office:value="1">
            <text:p>1</text:p>
          </table:table-cell>
          <table:table-cell/>
          <table:table-cell/>
          <table:table-cell/>
          <table:table-cell/>
          <table:table-cell/>
          <table:table-cell/>
          <table:table-cell/>
          <table:table-cell/>
          <table:table-cell/>
        </table:table-row>
        <table:table-row table:style-name="_row-Correctness">
          <table:table-cell office:value-type="string">
            <text:p>Subject 30</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ness">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table-cell">
      <style:text-properties style:font-name="Arial"/>
    </style:default-style>
    <style:style style:name="Default" style:family="table-cell">
      <style:table-cell-properties fo:wrap-option="wrap"/>
    </style:style>
  </office:styles>
</office:document-styles>
</file>

<file path=meta.xml><?xml version="1.0" encoding="utf-8"?>
<office:document-meta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meta>
    <meta:generator>Google Spreadsheets</meta:generator>
  </office:meta>
</office:document-meta>
</file>